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0800000008028815B648AB1B51.png" manifest:media-type="image/png"/>
  <manifest:file-entry manifest:full-path="Pictures/1000000000000200000002008D623C5F287E0076.jpg" manifest:media-type="image/jpeg"/>
  <manifest:file-entry manifest:full-path="Pictures/10000000000003E8000003E8E930F9E62CFEB3AD.jpg" manifest:media-type="image/jpeg"/>
  <manifest:file-entry manifest:full-path="Pictures/100000000000020100000201C2D3F2A5955EE191.jpg" manifest:media-type="image/jpeg"/>
  <manifest:file-entry manifest:full-path="Pictures/10000000000002000000020048BC02EDFE370521.jpg" manifest:media-type="image/jpeg"/>
  <manifest:file-entry manifest:full-path="Pictures/100000000000020000000200BC3FEFCD7FF3BCCA.jpg" manifest:media-type="image/jpeg"/>
  <manifest:file-entry manifest:full-path="Pictures/1000000000000008000000089681EFD5470BF2DC.png" manifest:media-type="image/png"/>
  <manifest:file-entry manifest:full-path="Pictures/10000000000000080000000853F6C41F1673997D.png" manifest:media-type="image/png"/>
  <manifest:file-entry manifest:full-path="Pictures/100000000000005E0000005ED58631D063279CAC.jpg" manifest:media-type="image/jpeg"/>
  <manifest:file-entry manifest:full-path="Pictures/1000000000000008000000080B9E1E1F190D3C6F.png" manifest:media-type="image/png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Alegreya Sans" svg:font-family="'Alegreya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>
      <style:text-properties style:font-name="Alegreya Sans" fo:font-weight="normal" style:font-weight-asian="normal" style:font-weight-complex="normal"/>
    </style:style>
    <style:style style:name="P2" style:family="paragraph" style:parent-style-name="Standard">
      <style:text-properties style:font-name="Alegreya Sans" fo:font-weight="normal" officeooo:rsid="019fceeb" officeooo:paragraph-rsid="019fceeb" style:font-weight-asian="normal" style:font-weight-complex="normal"/>
    </style:style>
    <style:style style:name="P3" style:family="paragraph" style:parent-style-name="Standard">
      <style:text-properties style:font-name="Alegreya Sans" fo:font-weight="normal" officeooo:rsid="019ea3b7" officeooo:paragraph-rsid="019fceeb" style:font-weight-asian="normal" style:font-weight-complex="normal"/>
    </style:style>
    <style:style style:name="P4" style:family="paragraph" style:parent-style-name="Standard">
      <style:text-properties style:font-name="Alegreya Sans" fo:font-weight="normal" officeooo:rsid="019f84bf" officeooo:paragraph-rsid="019f84bf" style:font-weight-asian="normal" style:font-weight-complex="normal"/>
    </style:style>
    <style:style style:name="P5" style:family="paragraph" style:parent-style-name="Standard">
      <style:text-properties style:font-name="Alegreya Sans" fo:font-weight="normal" officeooo:rsid="019a0948" officeooo:paragraph-rsid="019a0948" style:font-weight-asian="normal" style:font-weight-complex="normal"/>
    </style:style>
    <style:style style:name="P6" style:family="paragraph" style:parent-style-name="Standard">
      <style:text-properties style:font-name="Alegreya Sans" fo:font-weight="normal" officeooo:rsid="019adf05" officeooo:paragraph-rsid="019adf05" style:font-weight-asian="normal" style:font-weight-complex="normal"/>
    </style:style>
    <style:style style:name="P7" style:family="paragraph" style:parent-style-name="Standard">
      <style:text-properties style:font-name="Alegreya Sans" fo:font-weight="normal" officeooo:rsid="01bfe0ef" officeooo:paragraph-rsid="01bfe0ef" style:font-weight-asian="normal" style:font-weight-complex="normal"/>
    </style:style>
    <style:style style:name="P8" style:family="paragraph" style:parent-style-name="Standard">
      <style:text-properties style:font-name="Alegreya Sans" fo:font-weight="normal" officeooo:rsid="0166ea3a" officeooo:paragraph-rsid="0166ea3a" style:font-weight-asian="normal" style:font-weight-complex="normal"/>
    </style:style>
    <style:style style:name="P9" style:family="paragraph" style:parent-style-name="Standard">
      <style:text-properties style:font-name="Alegreya Sans" fo:font-weight="normal" officeooo:rsid="01cbcfe0" officeooo:paragraph-rsid="01cbcfe0" style:font-weight-asian="normal" style:font-weight-complex="normal"/>
    </style:style>
    <style:style style:name="P10" style:family="paragraph" style:parent-style-name="Standard">
      <style:text-properties style:font-name="Alegreya Sans" fo:font-weight="normal" officeooo:rsid="01650129" officeooo:paragraph-rsid="01650129" style:font-weight-asian="normal" style:font-weight-complex="normal"/>
    </style:style>
    <style:style style:name="P11" style:family="paragraph" style:parent-style-name="Standard">
      <style:text-properties style:font-name="Alegreya Sans" fo:font-weight="normal" officeooo:rsid="0172a380" officeooo:paragraph-rsid="0172a380" style:font-weight-asian="normal" style:font-weight-complex="normal"/>
    </style:style>
    <style:style style:name="P12" style:family="paragraph" style:parent-style-name="Standard">
      <style:text-properties style:font-name="Alegreya Sans" fo:font-weight="normal" officeooo:rsid="018a4867" officeooo:paragraph-rsid="018a4867" style:font-weight-asian="normal" style:font-weight-complex="normal"/>
    </style:style>
    <style:style style:name="P13" style:family="paragraph" style:parent-style-name="Standard">
      <style:text-properties style:font-name="Alegreya Sans" fo:font-weight="normal" officeooo:rsid="018a06d8" officeooo:paragraph-rsid="018a06d8" style:font-weight-asian="normal" style:font-weight-complex="normal"/>
    </style:style>
    <style:style style:name="P14" style:family="paragraph" style:parent-style-name="Standard">
      <style:text-properties style:font-name="Alegreya Sans" fo:font-weight="normal" officeooo:rsid="01cee46c" officeooo:paragraph-rsid="01d56788" style:font-weight-asian="normal" style:font-weight-complex="normal"/>
    </style:style>
    <style:style style:name="P15" style:family="paragraph" style:parent-style-name="Standard">
      <style:text-properties style:font-name="Alegreya Sans" fo:font-weight="normal" officeooo:rsid="01d21b0c" officeooo:paragraph-rsid="01d21b0c" style:font-weight-asian="normal" style:font-weight-complex="normal"/>
    </style:style>
    <style:style style:name="P16" style:family="paragraph" style:parent-style-name="Standard">
      <style:text-properties style:font-name="Alegreya Sans" fo:font-weight="normal" officeooo:rsid="01d21b0c" officeooo:paragraph-rsid="01d3660a" style:font-weight-asian="normal" style:font-weight-complex="normal"/>
    </style:style>
    <style:style style:name="P17" style:family="paragraph" style:parent-style-name="Standard">
      <style:text-properties style:font-name="Alegreya Sans" fo:font-weight="normal" officeooo:rsid="01d3660a" officeooo:paragraph-rsid="01d3660a" style:font-weight-asian="normal" style:font-weight-complex="normal"/>
    </style:style>
    <style:style style:name="P18" style:family="paragraph" style:parent-style-name="Standard">
      <style:text-properties style:font-name="Alegreya Sans" fo:font-weight="normal" officeooo:rsid="01d4e2d2" officeooo:paragraph-rsid="01d4e2d2" style:font-weight-asian="normal" style:font-weight-complex="normal"/>
    </style:style>
    <style:style style:name="P19" style:family="paragraph" style:parent-style-name="Standard">
      <style:text-properties style:font-name="Alegreya Sans" fo:font-weight="normal" officeooo:rsid="0180de8f" officeooo:paragraph-rsid="0180de8f" style:font-weight-asian="normal" style:font-weight-complex="normal"/>
    </style:style>
    <style:style style:name="P20" style:family="paragraph" style:parent-style-name="Standard">
      <style:text-properties style:font-name="Alegreya Sans" fo:font-weight="normal" officeooo:rsid="0180de8f" officeooo:paragraph-rsid="023e7592" style:font-weight-asian="normal" style:font-weight-complex="normal"/>
    </style:style>
    <style:style style:name="P21" style:family="paragraph" style:parent-style-name="Standard">
      <style:text-properties style:font-name="Alegreya Sans" fo:font-weight="normal" officeooo:rsid="01d56788" officeooo:paragraph-rsid="01d56788" style:font-weight-asian="normal" style:font-weight-complex="normal"/>
    </style:style>
    <style:style style:name="P22" style:family="paragraph" style:parent-style-name="Standard">
      <style:text-properties style:font-name="Alegreya Sans" fo:font-weight="normal" officeooo:rsid="01d6cf79" officeooo:paragraph-rsid="01d6cf79" style:font-weight-asian="normal" style:font-weight-complex="normal"/>
    </style:style>
    <style:style style:name="P23" style:family="paragraph" style:parent-style-name="Standard">
      <style:text-properties style:font-name="Alegreya Sans" fo:font-weight="normal" officeooo:rsid="01dc2a82" officeooo:paragraph-rsid="01dc2a82" style:font-weight-asian="normal" style:font-weight-complex="normal"/>
    </style:style>
    <style:style style:name="P24" style:family="paragraph" style:parent-style-name="Standard">
      <style:text-properties style:font-name="Alegreya Sans" fo:font-weight="normal" officeooo:rsid="01dffcf4" officeooo:paragraph-rsid="01dffcf4" style:font-weight-asian="normal" style:font-weight-complex="normal"/>
    </style:style>
    <style:style style:name="P25" style:family="paragraph" style:parent-style-name="Standard">
      <style:text-properties style:font-name="Alegreya Sans" fo:font-weight="normal" officeooo:rsid="01e46c3d" officeooo:paragraph-rsid="01e46c3d" style:font-weight-asian="normal" style:font-weight-complex="normal"/>
    </style:style>
    <style:style style:name="P26" style:family="paragraph" style:parent-style-name="Standard">
      <style:text-properties style:font-name="Alegreya Sans" fo:font-weight="normal" officeooo:rsid="01ec0b53" officeooo:paragraph-rsid="01ec0b53" style:font-weight-asian="normal" style:font-weight-complex="normal"/>
    </style:style>
    <style:style style:name="P27" style:family="paragraph" style:parent-style-name="Standard">
      <style:text-properties style:font-name="Alegreya Sans" fo:font-weight="normal" officeooo:rsid="00f5490d" officeooo:paragraph-rsid="00f5490d" style:font-weight-asian="normal" style:font-weight-complex="normal"/>
    </style:style>
    <style:style style:name="P28" style:family="paragraph" style:parent-style-name="Standard">
      <style:text-properties style:font-name="Alegreya Sans" fo:font-weight="normal" officeooo:rsid="001242c7" officeooo:paragraph-rsid="001242c7" style:font-weight-asian="normal" style:font-weight-complex="normal"/>
    </style:style>
    <style:style style:name="P29" style:family="paragraph" style:parent-style-name="Standard">
      <style:text-properties style:font-name="Alegreya Sans" fo:font-weight="normal" officeooo:rsid="01fb06b4" officeooo:paragraph-rsid="01fb06b4" style:font-weight-asian="normal" style:font-weight-complex="normal"/>
    </style:style>
    <style:style style:name="P30" style:family="paragraph" style:parent-style-name="Standard">
      <style:text-properties style:font-name="Alegreya Sans" fo:font-weight="normal" officeooo:rsid="00c19998" officeooo:paragraph-rsid="00c19998" style:font-weight-asian="normal" style:font-weight-complex="normal"/>
    </style:style>
    <style:style style:name="P31" style:family="paragraph" style:parent-style-name="Standard">
      <style:text-properties style:font-name="Alegreya Sans" fo:font-weight="normal" officeooo:rsid="0184102a" officeooo:paragraph-rsid="0184102a" style:font-weight-asian="normal" style:font-weight-complex="normal"/>
    </style:style>
    <style:style style:name="P32" style:family="paragraph" style:parent-style-name="Standard">
      <style:text-properties style:font-name="Alegreya Sans" fo:font-weight="normal" officeooo:rsid="01721da3" officeooo:paragraph-rsid="01721da3" style:font-weight-asian="normal" style:font-weight-complex="normal"/>
    </style:style>
    <style:style style:name="P33" style:family="paragraph" style:parent-style-name="Standard">
      <style:text-properties style:font-name="Alegreya Sans" fo:font-weight="normal" officeooo:rsid="016d86f6" officeooo:paragraph-rsid="016d86f6" style:font-weight-asian="normal" style:font-weight-complex="normal"/>
    </style:style>
    <style:style style:name="P34" style:family="paragraph" style:parent-style-name="Standard">
      <style:text-properties style:font-name="Alegreya Sans" fo:font-weight="normal" officeooo:rsid="019843de" officeooo:paragraph-rsid="019843de" style:font-weight-asian="normal" style:font-weight-complex="normal"/>
    </style:style>
    <style:style style:name="P35" style:family="paragraph" style:parent-style-name="Standard">
      <style:text-properties style:font-name="Alegreya Sans" fo:font-weight="normal" officeooo:rsid="020bcab4" officeooo:paragraph-rsid="020bcab4" style:font-weight-asian="normal" style:font-weight-complex="normal"/>
    </style:style>
    <style:style style:name="P36" style:family="paragraph" style:parent-style-name="Standard">
      <style:text-properties style:font-name="Alegreya Sans" fo:font-weight="normal" officeooo:rsid="011f730f" officeooo:paragraph-rsid="011f730f" style:font-weight-asian="normal" style:font-weight-complex="normal"/>
    </style:style>
    <style:style style:name="P37" style:family="paragraph" style:parent-style-name="Standard">
      <style:text-properties style:font-name="Alegreya Sans" fo:font-weight="normal" officeooo:rsid="00fdcee7" officeooo:paragraph-rsid="00fdcee7" style:font-weight-asian="normal" style:font-weight-complex="normal"/>
    </style:style>
    <style:style style:name="P38" style:family="paragraph" style:parent-style-name="Standard">
      <style:text-properties style:font-name="Alegreya Sans" fo:font-weight="normal" officeooo:rsid="00fdcee7" officeooo:paragraph-rsid="01084767" style:font-weight-asian="normal" style:font-weight-complex="normal"/>
    </style:style>
    <style:style style:name="P39" style:family="paragraph" style:parent-style-name="Standard">
      <style:text-properties style:font-name="Alegreya Sans" fo:font-weight="normal" officeooo:rsid="00fdcee7" officeooo:paragraph-rsid="02f75cff" style:font-weight-asian="normal" style:font-weight-complex="normal"/>
    </style:style>
    <style:style style:name="P40" style:family="paragraph" style:parent-style-name="Standard">
      <style:text-properties style:font-name="Alegreya Sans" fo:font-weight="normal" officeooo:rsid="00154dd0" officeooo:paragraph-rsid="00154dd0" style:font-weight-asian="normal" style:font-weight-complex="normal"/>
    </style:style>
    <style:style style:name="P41" style:family="paragraph" style:parent-style-name="Standard">
      <style:text-properties style:font-name="Alegreya Sans" fo:font-weight="normal" officeooo:rsid="00154dd0" officeooo:paragraph-rsid="02bae9f7" style:font-weight-asian="normal" style:font-weight-complex="normal"/>
    </style:style>
    <style:style style:name="P42" style:family="paragraph" style:parent-style-name="Standard">
      <style:text-properties style:font-name="Alegreya Sans" fo:font-weight="normal" officeooo:rsid="009029cf" officeooo:paragraph-rsid="009029cf" style:font-weight-asian="normal" style:font-weight-complex="normal"/>
    </style:style>
    <style:style style:name="P43" style:family="paragraph" style:parent-style-name="Standard">
      <style:text-properties style:font-name="Alegreya Sans" fo:font-weight="normal" officeooo:rsid="00227502" officeooo:paragraph-rsid="00227502" style:font-weight-asian="normal" style:font-weight-complex="normal"/>
    </style:style>
    <style:style style:name="P44" style:family="paragraph" style:parent-style-name="Standard">
      <style:text-properties style:font-name="Alegreya Sans" fo:font-weight="normal" officeooo:rsid="021042c2" officeooo:paragraph-rsid="021042c2" style:font-weight-asian="normal" style:font-weight-complex="normal"/>
    </style:style>
    <style:style style:name="P45" style:family="paragraph" style:parent-style-name="Standard">
      <style:text-properties style:font-name="Alegreya Sans" fo:font-weight="normal" officeooo:rsid="02164990" officeooo:paragraph-rsid="02164990" style:font-weight-asian="normal" style:font-weight-complex="normal"/>
    </style:style>
    <style:style style:name="P46" style:family="paragraph" style:parent-style-name="Standard">
      <style:text-properties style:font-name="Alegreya Sans" fo:font-weight="normal" officeooo:rsid="021a03db" officeooo:paragraph-rsid="021a03db" style:font-weight-asian="normal" style:font-weight-complex="normal"/>
    </style:style>
    <style:style style:name="P47" style:family="paragraph" style:parent-style-name="Standard">
      <style:text-properties style:font-name="Alegreya Sans" fo:font-weight="normal" officeooo:rsid="01a23ab4" officeooo:paragraph-rsid="01a23ab4" style:font-weight-asian="normal" style:font-weight-complex="normal"/>
    </style:style>
    <style:style style:name="P48" style:family="paragraph" style:parent-style-name="Standard">
      <style:text-properties style:font-name="Alegreya Sans" fo:font-weight="normal" officeooo:rsid="019a64ea" officeooo:paragraph-rsid="019a64ea" style:font-weight-asian="normal" style:font-weight-complex="normal"/>
    </style:style>
    <style:style style:name="P49" style:family="paragraph" style:parent-style-name="Standard">
      <style:text-properties style:font-name="Alegreya Sans" fo:font-weight="normal" officeooo:rsid="019608e2" officeooo:paragraph-rsid="019608e2" style:font-weight-asian="normal" style:font-weight-complex="normal"/>
    </style:style>
    <style:style style:name="P50" style:family="paragraph" style:parent-style-name="Standard">
      <style:text-properties style:font-name="Alegreya Sans" fo:font-weight="normal" officeooo:rsid="0194e7e3" officeooo:paragraph-rsid="0194e7e3" style:font-weight-asian="normal" style:font-weight-complex="normal"/>
    </style:style>
    <style:style style:name="P51" style:family="paragraph" style:parent-style-name="Standard">
      <style:text-properties style:font-name="Alegreya Sans" fo:font-weight="normal" officeooo:rsid="019479ee" officeooo:paragraph-rsid="019479ee" style:font-weight-asian="normal" style:font-weight-complex="normal"/>
    </style:style>
    <style:style style:name="P52" style:family="paragraph" style:parent-style-name="Standard">
      <style:text-properties style:font-name="Alegreya Sans" fo:font-weight="normal" officeooo:rsid="01933253" officeooo:paragraph-rsid="01933253" style:font-weight-asian="normal" style:font-weight-complex="normal"/>
    </style:style>
    <style:style style:name="P53" style:family="paragraph" style:parent-style-name="Standard">
      <style:text-properties style:font-name="Alegreya Sans" fo:font-weight="normal" officeooo:rsid="0191dd15" officeooo:paragraph-rsid="0191dd15" style:font-weight-asian="normal" style:font-weight-complex="normal"/>
    </style:style>
    <style:style style:name="P54" style:family="paragraph" style:parent-style-name="Standard">
      <style:text-properties style:font-name="Alegreya Sans" fo:font-weight="normal" officeooo:rsid="018d0c11" officeooo:paragraph-rsid="018d0c11" style:font-weight-asian="normal" style:font-weight-complex="normal"/>
    </style:style>
    <style:style style:name="P55" style:family="paragraph" style:parent-style-name="Standard">
      <style:text-properties style:font-name="Alegreya Sans" fo:font-weight="normal" officeooo:rsid="018be50b" officeooo:paragraph-rsid="018be50b" style:font-weight-asian="normal" style:font-weight-complex="normal"/>
    </style:style>
    <style:style style:name="P56" style:family="paragraph" style:parent-style-name="Standard">
      <style:text-properties style:font-name="Alegreya Sans" fo:font-weight="normal" officeooo:rsid="01a9cbdb" officeooo:paragraph-rsid="01a9cbdb" style:font-weight-asian="normal" style:font-weight-complex="normal"/>
    </style:style>
    <style:style style:name="P57" style:family="paragraph" style:parent-style-name="Standard">
      <style:text-properties style:font-name="Alegreya Sans" fo:font-weight="normal" officeooo:rsid="0181b59e" officeooo:paragraph-rsid="0181b59e" style:font-weight-asian="normal" style:font-weight-complex="normal"/>
    </style:style>
    <style:style style:name="P58" style:family="paragraph" style:parent-style-name="Standard">
      <style:text-properties style:font-name="Alegreya Sans" fo:font-weight="normal" officeooo:rsid="017f90cd" officeooo:paragraph-rsid="017f90cd" style:font-weight-asian="normal" style:font-weight-complex="normal"/>
    </style:style>
    <style:style style:name="P59" style:family="paragraph" style:parent-style-name="Standard">
      <style:text-properties style:font-name="Alegreya Sans" fo:font-weight="normal" officeooo:rsid="019d9bac" officeooo:paragraph-rsid="01b33bd3" style:font-weight-asian="normal" style:font-weight-complex="normal"/>
    </style:style>
    <style:style style:name="P60" style:family="paragraph" style:parent-style-name="Standard">
      <style:text-properties style:font-name="Alegreya Sans" fo:font-weight="normal" officeooo:rsid="01b4d910" officeooo:paragraph-rsid="01b4d910" style:font-weight-asian="normal" style:font-weight-complex="normal"/>
    </style:style>
    <style:style style:name="P61" style:family="paragraph" style:parent-style-name="Standard">
      <style:text-properties style:font-name="Alegreya Sans" fo:font-weight="normal" officeooo:rsid="019cf507" officeooo:paragraph-rsid="01b33bd3" style:font-weight-asian="normal" style:font-weight-complex="normal"/>
    </style:style>
    <style:style style:name="P62" style:family="paragraph" style:parent-style-name="Standard">
      <style:text-properties style:font-name="Alegreya Sans" fo:font-weight="normal" officeooo:rsid="0167e257" officeooo:paragraph-rsid="0167e257" style:font-weight-asian="normal" style:font-weight-complex="normal"/>
    </style:style>
    <style:style style:name="P63" style:family="paragraph" style:parent-style-name="Standard">
      <style:text-properties style:font-name="Alegreya Sans" fo:font-weight="normal" officeooo:rsid="016556b4" officeooo:paragraph-rsid="016556b4" style:font-weight-asian="normal" style:font-weight-complex="normal"/>
    </style:style>
    <style:style style:name="P64" style:family="paragraph" style:parent-style-name="Standard">
      <style:text-properties style:font-name="Alegreya Sans" fo:font-weight="normal" officeooo:rsid="01627ab1" officeooo:paragraph-rsid="01627ab1" style:font-weight-asian="normal" style:font-weight-complex="normal"/>
    </style:style>
    <style:style style:name="P65" style:family="paragraph" style:parent-style-name="Standard">
      <style:text-properties style:font-name="Alegreya Sans" fo:font-weight="normal" officeooo:rsid="015e47fc" officeooo:paragraph-rsid="015e47fc" style:font-weight-asian="normal" style:font-weight-complex="normal"/>
    </style:style>
    <style:style style:name="P66" style:family="paragraph" style:parent-style-name="Standard">
      <style:text-properties style:font-name="Alegreya Sans" fo:font-weight="normal" officeooo:rsid="0160b5fa" officeooo:paragraph-rsid="0160b5fa" style:font-weight-asian="normal" style:font-weight-complex="normal"/>
    </style:style>
    <style:style style:name="P67" style:family="paragraph" style:parent-style-name="Standard">
      <style:text-properties style:font-name="Alegreya Sans" fo:font-weight="normal" officeooo:rsid="015dab66" officeooo:paragraph-rsid="015dab66" style:font-weight-asian="normal" style:font-weight-complex="normal"/>
    </style:style>
    <style:style style:name="P68" style:family="paragraph" style:parent-style-name="Standard">
      <style:text-properties style:font-name="Alegreya Sans" fo:font-weight="normal" officeooo:rsid="01564814" officeooo:paragraph-rsid="01564814" style:font-weight-asian="normal" style:font-weight-complex="normal"/>
    </style:style>
    <style:style style:name="P69" style:family="paragraph" style:parent-style-name="Standard">
      <style:text-properties style:font-name="Alegreya Sans" fo:font-weight="normal" officeooo:rsid="01530e1c" officeooo:paragraph-rsid="01530e1c" style:font-weight-asian="normal" style:font-weight-complex="normal"/>
    </style:style>
    <style:style style:name="P70" style:family="paragraph" style:parent-style-name="Standard">
      <style:text-properties style:font-name="Alegreya Sans" fo:font-weight="normal" officeooo:rsid="01530e1c" officeooo:paragraph-rsid="03538085" style:font-weight-asian="normal" style:font-weight-complex="normal"/>
    </style:style>
    <style:style style:name="P71" style:family="paragraph" style:parent-style-name="Standard">
      <style:text-properties style:font-name="Alegreya Sans" fo:font-weight="normal" officeooo:rsid="01588d85" officeooo:paragraph-rsid="01588d85" style:font-weight-asian="normal" style:font-weight-complex="normal"/>
    </style:style>
    <style:style style:name="P72" style:family="paragraph" style:parent-style-name="Standard">
      <style:text-properties style:font-name="Alegreya Sans" fo:font-weight="normal" officeooo:rsid="014d39b3" officeooo:paragraph-rsid="014d39b3" style:font-weight-asian="normal" style:font-weight-complex="normal"/>
    </style:style>
    <style:style style:name="P73" style:family="paragraph" style:parent-style-name="Standard">
      <style:text-properties style:font-name="Alegreya Sans" fo:font-weight="normal" officeooo:rsid="014bc6c2" officeooo:paragraph-rsid="014bc6c2" style:font-weight-asian="normal" style:font-weight-complex="normal"/>
    </style:style>
    <style:style style:name="P74" style:family="paragraph" style:parent-style-name="Standard">
      <style:text-properties style:font-name="Alegreya Sans" fo:font-weight="normal" officeooo:rsid="013b5f93" officeooo:paragraph-rsid="01431838" style:font-weight-asian="normal" style:font-weight-complex="normal"/>
    </style:style>
    <style:style style:name="P75" style:family="paragraph" style:parent-style-name="Standard">
      <style:text-properties style:font-name="Alegreya Sans" fo:font-weight="normal" officeooo:rsid="013b5f93" officeooo:paragraph-rsid="0360e9a8" style:font-weight-asian="normal" style:font-weight-complex="normal"/>
    </style:style>
    <style:style style:name="P76" style:family="paragraph" style:parent-style-name="Standard">
      <style:text-properties style:font-name="Alegreya Sans" fo:font-weight="normal" officeooo:rsid="01353ec7" officeooo:paragraph-rsid="01353ec7" style:font-weight-asian="normal" style:font-weight-complex="normal"/>
    </style:style>
    <style:style style:name="P77" style:family="paragraph" style:parent-style-name="Standard">
      <style:text-properties style:font-name="Alegreya Sans" fo:font-weight="normal" officeooo:rsid="01306ba4" officeooo:paragraph-rsid="01306ba4" style:font-weight-asian="normal" style:font-weight-complex="normal"/>
    </style:style>
    <style:style style:name="P78" style:family="paragraph" style:parent-style-name="Standard">
      <style:text-properties style:font-name="Alegreya Sans" fo:font-weight="normal" officeooo:rsid="0129cb84" officeooo:paragraph-rsid="0129cb84" style:font-weight-asian="normal" style:font-weight-complex="normal"/>
    </style:style>
    <style:style style:name="P79" style:family="paragraph" style:parent-style-name="Standard">
      <style:text-properties style:font-name="Alegreya Sans" fo:font-weight="normal" officeooo:rsid="01273a17" officeooo:paragraph-rsid="01273a17" style:font-weight-asian="normal" style:font-weight-complex="normal"/>
    </style:style>
    <style:style style:name="P80" style:family="paragraph" style:parent-style-name="Standard">
      <style:text-properties style:font-name="Alegreya Sans" fo:font-weight="normal" officeooo:rsid="0125a800" officeooo:paragraph-rsid="0125a800" style:font-weight-asian="normal" style:font-weight-complex="normal"/>
    </style:style>
    <style:style style:name="P81" style:family="paragraph" style:parent-style-name="Standard">
      <style:text-properties style:font-name="Alegreya Sans" fo:font-weight="normal" officeooo:rsid="0125a800" officeooo:paragraph-rsid="03581868" style:font-weight-asian="normal" style:font-weight-complex="normal"/>
    </style:style>
    <style:style style:name="P82" style:family="paragraph" style:parent-style-name="Standard">
      <style:text-properties style:font-name="Alegreya Sans" fo:font-weight="normal" officeooo:rsid="0124332f" officeooo:paragraph-rsid="0124332f" style:font-weight-asian="normal" style:font-weight-complex="normal"/>
    </style:style>
    <style:style style:name="P83" style:family="paragraph" style:parent-style-name="Standard">
      <style:text-properties style:font-name="Alegreya Sans" fo:font-weight="normal" officeooo:rsid="012d7836" officeooo:paragraph-rsid="012d7836" style:font-weight-asian="normal" style:font-weight-complex="normal"/>
    </style:style>
    <style:style style:name="P84" style:family="paragraph" style:parent-style-name="Standard">
      <style:text-properties style:font-name="Alegreya Sans" fo:font-weight="normal" officeooo:rsid="0122dcf0" officeooo:paragraph-rsid="0122dcf0" style:font-weight-asian="normal" style:font-weight-complex="normal"/>
    </style:style>
    <style:style style:name="P85" style:family="paragraph" style:parent-style-name="Standard">
      <style:text-properties style:font-name="Alegreya Sans" fo:font-weight="normal" officeooo:rsid="012eed0f" officeooo:paragraph-rsid="012eed0f" style:font-weight-asian="normal" style:font-weight-complex="normal"/>
    </style:style>
    <style:style style:name="P86" style:family="paragraph" style:parent-style-name="Standard">
      <style:text-properties style:font-name="Alegreya Sans" fo:font-weight="normal" officeooo:rsid="01212874" officeooo:paragraph-rsid="01212874" style:font-weight-asian="normal" style:font-weight-complex="normal"/>
    </style:style>
    <style:style style:name="P87" style:family="paragraph" style:parent-style-name="Standard">
      <style:text-properties style:font-name="Alegreya Sans" fo:font-weight="normal" officeooo:rsid="011b6c71" officeooo:paragraph-rsid="011b6c71" style:font-weight-asian="normal" style:font-weight-complex="normal"/>
    </style:style>
    <style:style style:name="P88" style:family="paragraph" style:parent-style-name="Standard">
      <style:text-properties style:font-name="Alegreya Sans" fo:font-weight="normal" officeooo:rsid="011981bf" officeooo:paragraph-rsid="011981bf" style:font-weight-asian="normal" style:font-weight-complex="normal"/>
    </style:style>
    <style:style style:name="P89" style:family="paragraph" style:parent-style-name="Standard">
      <style:text-properties style:font-name="Alegreya Sans" fo:font-weight="normal" officeooo:rsid="0114fea1" officeooo:paragraph-rsid="0114fea1" style:font-weight-asian="normal" style:font-weight-complex="normal"/>
    </style:style>
    <style:style style:name="P90" style:family="paragraph" style:parent-style-name="Standard">
      <style:text-properties style:font-name="Alegreya Sans" fo:font-weight="normal" officeooo:rsid="017d98b8" officeooo:paragraph-rsid="017d98b8" style:font-weight-asian="normal" style:font-weight-complex="normal"/>
    </style:style>
    <style:style style:name="P91" style:family="paragraph" style:parent-style-name="Standard">
      <style:text-properties style:font-name="Alegreya Sans" fo:font-weight="normal" officeooo:rsid="01156845" officeooo:paragraph-rsid="01156845" style:font-weight-asian="normal" style:font-weight-complex="normal"/>
    </style:style>
    <style:style style:name="P92" style:family="paragraph" style:parent-style-name="Standard">
      <style:text-properties style:font-name="Alegreya Sans" fo:font-weight="normal" officeooo:rsid="00f73b41" officeooo:paragraph-rsid="00f73b41" style:font-weight-asian="normal" style:font-weight-complex="normal"/>
    </style:style>
    <style:style style:name="P93" style:family="paragraph" style:parent-style-name="Standard">
      <style:text-properties style:font-name="Alegreya Sans" fo:font-weight="normal" officeooo:rsid="00e8087f" officeooo:paragraph-rsid="00e8087f" style:font-weight-asian="normal" style:font-weight-complex="normal"/>
    </style:style>
    <style:style style:name="P94" style:family="paragraph" style:parent-style-name="Standard">
      <style:text-properties style:font-name="Alegreya Sans" fo:font-weight="normal" officeooo:rsid="00f0973d" officeooo:paragraph-rsid="00f0973d" style:font-weight-asian="normal" style:font-weight-complex="normal"/>
    </style:style>
    <style:style style:name="P95" style:family="paragraph" style:parent-style-name="Standard">
      <style:text-properties style:font-name="Alegreya Sans" fo:font-weight="normal" officeooo:rsid="00ea69b2" officeooo:paragraph-rsid="00ea69b2" style:font-weight-asian="normal" style:font-weight-complex="normal"/>
    </style:style>
    <style:style style:name="P96" style:family="paragraph" style:parent-style-name="Standard">
      <style:text-properties style:font-name="Alegreya Sans" fo:font-weight="normal" officeooo:rsid="00e2d049" officeooo:paragraph-rsid="00e2d049" style:font-weight-asian="normal" style:font-weight-complex="normal"/>
    </style:style>
    <style:style style:name="P97" style:family="paragraph" style:parent-style-name="Standard">
      <style:text-properties style:font-name="Alegreya Sans" fo:font-weight="normal" officeooo:rsid="00d53214" officeooo:paragraph-rsid="00d53214" style:font-weight-asian="normal" style:font-weight-complex="normal"/>
    </style:style>
    <style:style style:name="P98" style:family="paragraph" style:parent-style-name="Standard">
      <style:text-properties style:font-name="Alegreya Sans" fo:font-weight="normal" officeooo:rsid="00c9a922" officeooo:paragraph-rsid="00c9a922" style:font-weight-asian="normal" style:font-weight-complex="normal"/>
    </style:style>
    <style:style style:name="P99" style:family="paragraph" style:parent-style-name="Standard">
      <style:text-properties style:font-name="Alegreya Sans" fo:font-weight="normal" officeooo:rsid="00cc884b" officeooo:paragraph-rsid="00cc884b" style:font-weight-asian="normal" style:font-weight-complex="normal"/>
    </style:style>
    <style:style style:name="P100" style:family="paragraph" style:parent-style-name="Standard">
      <style:text-properties style:font-name="Alegreya Sans" fo:font-weight="normal" officeooo:rsid="00ed8ff7" officeooo:paragraph-rsid="00ed8ff7" style:font-weight-asian="normal" style:font-weight-complex="normal"/>
    </style:style>
    <style:style style:name="P101" style:family="paragraph" style:parent-style-name="Standard">
      <style:text-properties style:font-name="Alegreya Sans" fo:font-weight="normal" officeooo:rsid="010cfb34" officeooo:paragraph-rsid="010cfb34" style:font-weight-asian="normal" style:font-weight-complex="normal"/>
    </style:style>
    <style:style style:name="P102" style:family="paragraph" style:parent-style-name="Standard">
      <style:text-properties style:font-name="Alegreya Sans" fo:font-weight="normal" officeooo:rsid="00d1d65f" officeooo:paragraph-rsid="00d1d65f" style:font-weight-asian="normal" style:font-weight-complex="normal"/>
    </style:style>
    <style:style style:name="P103" style:family="paragraph" style:parent-style-name="Standard">
      <style:text-properties style:font-name="Alegreya Sans" fo:font-weight="normal" officeooo:rsid="00c046ce" officeooo:paragraph-rsid="00c046ce" style:font-weight-asian="normal" style:font-weight-complex="normal"/>
    </style:style>
    <style:style style:name="P104" style:family="paragraph" style:parent-style-name="Standard">
      <style:text-properties style:font-name="Alegreya Sans" fo:font-weight="normal" officeooo:rsid="00b701a6" officeooo:paragraph-rsid="00b701a6" style:font-weight-asian="normal" style:font-weight-complex="normal"/>
    </style:style>
    <style:style style:name="P105" style:family="paragraph" style:parent-style-name="Standard">
      <style:text-properties style:font-name="Alegreya Sans" fo:font-weight="normal" officeooo:rsid="00c347b2" officeooo:paragraph-rsid="00b2a610" style:font-weight-asian="normal" style:font-weight-complex="normal"/>
    </style:style>
    <style:style style:name="P106" style:family="paragraph" style:parent-style-name="Standard">
      <style:text-properties style:font-name="Alegreya Sans" fo:font-weight="normal" officeooo:rsid="00c347b2" officeooo:paragraph-rsid="00c347b2" style:font-weight-asian="normal" style:font-weight-complex="normal"/>
    </style:style>
    <style:style style:name="P107" style:family="paragraph" style:parent-style-name="Standard">
      <style:text-properties style:font-name="Alegreya Sans" fo:font-weight="normal" officeooo:rsid="009a2f1c" officeooo:paragraph-rsid="009a2f1c" style:font-weight-asian="normal" style:font-weight-complex="normal"/>
    </style:style>
    <style:style style:name="P108" style:family="paragraph" style:parent-style-name="Standard">
      <style:text-properties style:font-name="Alegreya Sans" fo:font-weight="normal" officeooo:rsid="00aaaf1f" officeooo:paragraph-rsid="00958756" style:font-weight-asian="normal" style:font-weight-complex="normal"/>
    </style:style>
    <style:style style:name="P109" style:family="paragraph" style:parent-style-name="Standard">
      <style:text-properties style:font-name="Alegreya Sans" fo:font-weight="normal" officeooo:rsid="009c7416" officeooo:paragraph-rsid="009c7416" style:font-weight-asian="normal" style:font-weight-complex="normal"/>
    </style:style>
    <style:style style:name="P110" style:family="paragraph" style:parent-style-name="Standard">
      <style:text-properties style:font-name="Alegreya Sans" fo:font-weight="normal" officeooo:paragraph-rsid="00a54073" style:font-weight-asian="normal" style:font-weight-complex="normal"/>
    </style:style>
    <style:style style:name="P111" style:family="paragraph" style:parent-style-name="Standard">
      <style:text-properties style:font-name="Alegreya Sans" fo:font-weight="normal" officeooo:paragraph-rsid="017ae971" style:font-weight-asian="normal" style:font-weight-complex="normal"/>
    </style:style>
    <style:style style:name="P112" style:family="paragraph" style:parent-style-name="Standard">
      <style:text-properties style:font-name="Alegreya Sans" fo:font-weight="normal" officeooo:paragraph-rsid="001107f2" style:font-weight-asian="normal" style:font-weight-complex="normal"/>
    </style:style>
    <style:style style:name="P113" style:family="paragraph" style:parent-style-name="Standard">
      <style:text-properties style:font-name="Alegreya Sans" fo:font-weight="normal" officeooo:rsid="001107f2" style:font-weight-asian="normal" style:font-weight-complex="normal"/>
    </style:style>
    <style:style style:name="P114" style:family="paragraph" style:parent-style-name="Standard">
      <style:text-properties style:font-name="Alegreya Sans" fo:font-weight="normal" officeooo:rsid="0209978c" officeooo:paragraph-rsid="0209978c" style:font-weight-asian="normal" style:font-weight-complex="normal"/>
    </style:style>
    <style:style style:name="P115" style:family="paragraph" style:parent-style-name="Standard">
      <style:text-properties style:font-name="Alegreya Sans" fo:font-weight="normal" officeooo:rsid="023b8c56" officeooo:paragraph-rsid="023b8c56" style:font-weight-asian="normal" style:font-weight-complex="normal"/>
    </style:style>
    <style:style style:name="P116" style:family="paragraph" style:parent-style-name="Standard">
      <style:text-properties style:font-name="Alegreya Sans" fo:font-weight="normal" officeooo:rsid="024092b9" officeooo:paragraph-rsid="024092b9" style:font-weight-asian="normal" style:font-weight-complex="normal"/>
    </style:style>
    <style:style style:name="P117" style:family="paragraph" style:parent-style-name="Standard">
      <style:text-properties style:font-name="Alegreya Sans" fo:font-weight="normal" officeooo:rsid="02425608" officeooo:paragraph-rsid="02425608" style:font-weight-asian="normal" style:font-weight-complex="normal"/>
    </style:style>
    <style:style style:name="P118" style:family="paragraph" style:parent-style-name="Standard">
      <style:text-properties style:font-name="Alegreya Sans" fo:font-weight="normal" officeooo:rsid="02496f8c" officeooo:paragraph-rsid="02496f8c" style:font-weight-asian="normal" style:font-weight-complex="normal"/>
    </style:style>
    <style:style style:name="P119" style:family="paragraph" style:parent-style-name="Standard">
      <style:text-properties style:font-name="Alegreya Sans" fo:font-weight="normal" officeooo:rsid="024e727c" officeooo:paragraph-rsid="024e727c" style:font-weight-asian="normal" style:font-weight-complex="normal"/>
    </style:style>
    <style:style style:name="P120" style:family="paragraph" style:parent-style-name="Standard">
      <style:text-properties style:font-name="Alegreya Sans" fo:font-weight="normal" officeooo:rsid="0270764c" officeooo:paragraph-rsid="0270764c" style:font-weight-asian="normal" style:font-weight-complex="normal"/>
    </style:style>
    <style:style style:name="P121" style:family="paragraph" style:parent-style-name="Standard">
      <style:text-properties style:font-name="Alegreya Sans" fo:font-weight="normal" officeooo:rsid="0275dcec" officeooo:paragraph-rsid="0275dcec" style:font-weight-asian="normal" style:font-weight-complex="normal"/>
    </style:style>
    <style:style style:name="P122" style:family="paragraph" style:parent-style-name="Standard">
      <style:text-properties style:font-name="Alegreya Sans" fo:font-weight="normal" officeooo:rsid="00edbf18" officeooo:paragraph-rsid="00edbf18" style:font-weight-asian="normal" style:font-weight-complex="normal"/>
    </style:style>
    <style:style style:name="P123" style:family="paragraph" style:parent-style-name="Standard">
      <style:text-properties style:font-name="Alegreya Sans" fo:font-weight="normal" officeooo:rsid="02781f5d" officeooo:paragraph-rsid="02781f5d" style:font-weight-asian="normal" style:font-weight-complex="normal"/>
    </style:style>
    <style:style style:name="P124" style:family="paragraph" style:parent-style-name="Standard">
      <style:text-properties style:font-name="Alegreya Sans" fo:font-weight="normal" officeooo:rsid="00ebacd1" officeooo:paragraph-rsid="00ebacd1" style:font-weight-asian="normal" style:font-weight-complex="normal"/>
    </style:style>
    <style:style style:name="P125" style:family="paragraph" style:parent-style-name="Standard">
      <style:text-properties style:font-name="Alegreya Sans" fo:font-weight="normal" officeooo:rsid="027b340b" officeooo:paragraph-rsid="027b340b" style:font-weight-asian="normal" style:font-weight-complex="normal"/>
    </style:style>
    <style:style style:name="P126" style:family="paragraph" style:parent-style-name="Standard">
      <style:text-properties style:font-name="Alegreya Sans" fo:font-weight="normal" officeooo:rsid="027cba59" officeooo:paragraph-rsid="02ac5d25" style:font-weight-asian="normal" style:font-weight-complex="normal"/>
    </style:style>
    <style:style style:name="P127" style:family="paragraph" style:parent-style-name="Standard">
      <style:text-properties style:font-name="Alegreya Sans" fo:font-weight="normal" officeooo:rsid="01da7672" officeooo:paragraph-rsid="01da7672" style:font-weight-asian="normal" style:font-weight-complex="normal"/>
    </style:style>
    <style:style style:name="P128" style:family="paragraph" style:parent-style-name="Standard">
      <style:text-properties style:font-name="Alegreya Sans" fo:font-weight="normal" officeooo:rsid="0292074d" officeooo:paragraph-rsid="0292074d" style:font-weight-asian="normal" style:font-weight-complex="normal"/>
    </style:style>
    <style:style style:name="P129" style:family="paragraph" style:parent-style-name="Standard">
      <style:text-properties style:font-name="Alegreya Sans" fo:font-weight="normal" officeooo:rsid="0293c0ec" officeooo:paragraph-rsid="0293c0ec" style:font-weight-asian="normal" style:font-weight-complex="normal"/>
    </style:style>
    <style:style style:name="P130" style:family="paragraph" style:parent-style-name="Standard">
      <style:text-properties style:font-name="Alegreya Sans" fo:font-weight="normal" officeooo:rsid="029bc15f" officeooo:paragraph-rsid="029bc15f" style:font-weight-asian="normal" style:font-weight-complex="normal"/>
    </style:style>
    <style:style style:name="P131" style:family="paragraph" style:parent-style-name="Standard">
      <style:text-properties style:font-name="Alegreya Sans" fo:font-weight="normal" officeooo:rsid="02a5fc30" officeooo:paragraph-rsid="02a5fc30" style:font-weight-asian="normal" style:font-weight-complex="normal"/>
    </style:style>
    <style:style style:name="P132" style:family="paragraph" style:parent-style-name="Standard">
      <style:text-properties style:font-name="Alegreya Sans" fo:font-weight="normal" officeooo:rsid="018e5747" officeooo:paragraph-rsid="018e5747" style:font-weight-asian="normal" style:font-weight-complex="normal"/>
    </style:style>
    <style:style style:name="P133" style:family="paragraph" style:parent-style-name="Standard">
      <style:text-properties style:font-name="Alegreya Sans" fo:font-weight="normal" officeooo:rsid="02a63376" officeooo:paragraph-rsid="02a63376" style:font-weight-asian="normal" style:font-weight-complex="normal"/>
    </style:style>
    <style:style style:name="P134" style:family="paragraph" style:parent-style-name="Standard">
      <style:text-properties style:font-name="Alegreya Sans" fo:font-weight="normal" officeooo:rsid="0244cbfc" officeooo:paragraph-rsid="02a665cd" style:font-weight-asian="normal" style:font-weight-complex="normal"/>
    </style:style>
    <style:style style:name="P135" style:family="paragraph" style:parent-style-name="Standard">
      <style:text-properties style:font-name="Alegreya Sans" fo:font-weight="normal" officeooo:rsid="02a665cd" officeooo:paragraph-rsid="02a665cd" style:font-weight-asian="normal" style:font-weight-complex="normal"/>
    </style:style>
    <style:style style:name="P136" style:family="paragraph" style:parent-style-name="Standard">
      <style:text-properties style:font-name="Alegreya Sans" fo:font-weight="normal" officeooo:rsid="02aa3efd" officeooo:paragraph-rsid="02aa3efd" style:font-weight-asian="normal" style:font-weight-complex="normal"/>
    </style:style>
    <style:style style:name="P137" style:family="paragraph" style:parent-style-name="Standard">
      <style:text-properties style:font-name="Alegreya Sans" fo:font-weight="normal" officeooo:rsid="02ab97ee" officeooo:paragraph-rsid="02ab97ee" style:font-weight-asian="normal" style:font-weight-complex="normal"/>
    </style:style>
    <style:style style:name="P138" style:family="paragraph" style:parent-style-name="Standard">
      <style:text-properties style:font-name="Alegreya Sans" fo:font-weight="normal" officeooo:rsid="013d72fb" officeooo:paragraph-rsid="013d72fb" style:font-weight-asian="normal" style:font-weight-complex="normal"/>
    </style:style>
    <style:style style:name="P139" style:family="paragraph" style:parent-style-name="Standard">
      <style:text-properties style:font-name="Alegreya Sans" fo:font-weight="normal" officeooo:rsid="02bae9f7" officeooo:paragraph-rsid="02bae9f7" style:font-weight-asian="normal" style:font-weight-complex="normal"/>
    </style:style>
    <style:style style:name="P140" style:family="paragraph" style:parent-style-name="Standard">
      <style:text-properties style:font-name="Alegreya Sans" fo:font-weight="normal" officeooo:rsid="02bcc9d6" officeooo:paragraph-rsid="02bcc9d6" style:font-weight-asian="normal" style:font-weight-complex="normal"/>
    </style:style>
    <style:style style:name="P141" style:family="paragraph" style:parent-style-name="Standard">
      <style:text-properties style:font-name="Alegreya Sans" fo:font-weight="normal" officeooo:rsid="02be62e4" officeooo:paragraph-rsid="02be62e4" style:font-weight-asian="normal" style:font-weight-complex="normal"/>
    </style:style>
    <style:style style:name="P142" style:family="paragraph" style:parent-style-name="Standard">
      <style:text-properties style:font-name="Alegreya Sans" fo:font-weight="normal" officeooo:rsid="02c10326" officeooo:paragraph-rsid="02c10326" style:font-weight-asian="normal" style:font-weight-complex="normal"/>
    </style:style>
    <style:style style:name="P143" style:family="paragraph" style:parent-style-name="Standard">
      <style:text-properties style:font-name="Alegreya Sans" fo:font-weight="normal" officeooo:rsid="00b890af" officeooo:paragraph-rsid="00b890af" style:font-weight-asian="normal" style:font-weight-complex="normal"/>
    </style:style>
    <style:style style:name="P144" style:family="paragraph" style:parent-style-name="Standard">
      <style:text-properties style:font-name="Alegreya Sans" fo:font-weight="normal" officeooo:rsid="00d12c12" officeooo:paragraph-rsid="00d12c12" style:font-weight-asian="normal" style:font-weight-complex="normal"/>
    </style:style>
    <style:style style:name="P145" style:family="paragraph" style:parent-style-name="Standard">
      <style:text-properties style:font-name="Alegreya Sans" fo:font-weight="normal" officeooo:rsid="02d6ee56" officeooo:paragraph-rsid="02d6ee56" style:font-weight-asian="normal" style:font-weight-complex="normal"/>
    </style:style>
    <style:style style:name="P146" style:family="paragraph" style:parent-style-name="Standard">
      <style:text-properties style:font-name="Alegreya Sans" fo:font-weight="normal" officeooo:rsid="00cf376f" officeooo:paragraph-rsid="00cf376f" style:font-weight-asian="normal" style:font-weight-complex="normal"/>
    </style:style>
    <style:style style:name="P147" style:family="paragraph" style:parent-style-name="Standard">
      <style:text-properties style:font-name="Alegreya Sans" fo:font-weight="normal" officeooo:rsid="02e110b7" officeooo:paragraph-rsid="02e110b7" style:font-weight-asian="normal" style:font-weight-complex="normal"/>
    </style:style>
    <style:style style:name="P148" style:family="paragraph" style:parent-style-name="Standard">
      <style:text-properties style:font-name="Alegreya Sans" fo:font-weight="normal" officeooo:rsid="00fddb2c" officeooo:paragraph-rsid="00fddb2c" style:font-weight-asian="normal" style:font-weight-complex="normal"/>
    </style:style>
    <style:style style:name="P149" style:family="paragraph" style:parent-style-name="Standard">
      <style:text-properties style:font-name="Alegreya Sans" fo:font-weight="normal" officeooo:rsid="02e5ae70" officeooo:paragraph-rsid="02e5ae70" style:font-weight-asian="normal" style:font-weight-complex="normal"/>
    </style:style>
    <style:style style:name="P150" style:family="paragraph" style:parent-style-name="Standard">
      <style:text-properties style:font-name="Alegreya Sans" fo:font-weight="normal" officeooo:rsid="02da08af" officeooo:paragraph-rsid="02da08af" style:font-weight-asian="normal" style:font-weight-complex="normal"/>
    </style:style>
    <style:style style:name="P151" style:family="paragraph" style:parent-style-name="Standard">
      <style:text-properties style:font-name="Alegreya Sans" fo:font-weight="normal" officeooo:rsid="02e94c7d" officeooo:paragraph-rsid="02e94c7d" style:font-weight-asian="normal" style:font-weight-complex="normal"/>
    </style:style>
    <style:style style:name="P152" style:family="paragraph" style:parent-style-name="Standard">
      <style:text-properties style:font-name="Alegreya Sans" fo:font-weight="normal" officeooo:rsid="011c4113" officeooo:paragraph-rsid="011c4113" style:font-weight-asian="normal" style:font-weight-complex="normal"/>
    </style:style>
    <style:style style:name="P153" style:family="paragraph" style:parent-style-name="Standard">
      <style:text-properties style:font-name="Alegreya Sans" fo:font-weight="normal" officeooo:rsid="02ef66a4" officeooo:paragraph-rsid="02ef66a4" style:font-weight-asian="normal" style:font-weight-complex="normal"/>
    </style:style>
    <style:style style:name="P154" style:family="paragraph" style:parent-style-name="Standard">
      <style:text-properties style:font-name="Alegreya Sans" fo:font-weight="normal" officeooo:rsid="00b3007f" officeooo:paragraph-rsid="02f101fe" style:font-weight-asian="normal" style:font-weight-complex="normal"/>
    </style:style>
    <style:style style:name="P155" style:family="paragraph" style:parent-style-name="Standard">
      <style:text-properties style:font-name="Alegreya Sans" fo:font-weight="normal" officeooo:rsid="02c4b5e8" officeooo:paragraph-rsid="02c4b5e8" style:font-weight-asian="normal" style:font-weight-complex="normal"/>
    </style:style>
    <style:style style:name="P156" style:family="paragraph" style:parent-style-name="Standard">
      <style:text-properties style:font-name="Alegreya Sans" fo:font-weight="normal" officeooo:rsid="02fc408a" officeooo:paragraph-rsid="02fc408a" style:font-weight-asian="normal" style:font-weight-complex="normal"/>
    </style:style>
    <style:style style:name="P157" style:family="paragraph" style:parent-style-name="Standard">
      <style:text-properties style:font-name="Alegreya Sans" fo:font-weight="normal" officeooo:rsid="02fedfb3" officeooo:paragraph-rsid="02fedfb3" style:font-weight-asian="normal" style:font-weight-complex="normal"/>
    </style:style>
    <style:style style:name="P158" style:family="paragraph" style:parent-style-name="Standard">
      <style:text-properties style:font-name="Alegreya Sans" fo:font-weight="normal" officeooo:rsid="03009f4e" officeooo:paragraph-rsid="03009f4e" style:font-weight-asian="normal" style:font-weight-complex="normal"/>
    </style:style>
    <style:style style:name="P159" style:family="paragraph" style:parent-style-name="Standard">
      <style:text-properties style:font-name="Alegreya Sans" fo:font-weight="normal" officeooo:rsid="00f2c23d" officeooo:paragraph-rsid="0302e4d2" style:font-weight-asian="normal" style:font-weight-complex="normal"/>
    </style:style>
    <style:style style:name="P160" style:family="paragraph" style:parent-style-name="Standard">
      <style:text-properties style:font-name="Alegreya Sans" fo:font-weight="normal" officeooo:rsid="00e67ff7" officeooo:paragraph-rsid="00e67ff7" style:font-weight-asian="normal" style:font-weight-complex="normal"/>
    </style:style>
    <style:style style:name="P161" style:family="paragraph" style:parent-style-name="Standard">
      <style:text-properties style:font-name="Alegreya Sans" fo:font-weight="normal" officeooo:rsid="03060972" officeooo:paragraph-rsid="03060972" style:font-weight-asian="normal" style:font-weight-complex="normal"/>
    </style:style>
    <style:style style:name="P162" style:family="paragraph" style:parent-style-name="Standard">
      <style:text-properties style:font-name="Alegreya Sans" fo:font-weight="normal" officeooo:rsid="0308d088" officeooo:paragraph-rsid="0308d088" style:font-weight-asian="normal" style:font-weight-complex="normal"/>
    </style:style>
    <style:style style:name="P163" style:family="paragraph" style:parent-style-name="Standard">
      <style:text-properties style:font-name="Alegreya Sans" fo:font-weight="normal" officeooo:rsid="00e15447" officeooo:paragraph-rsid="00e15447" style:font-weight-asian="normal" style:font-weight-complex="normal"/>
    </style:style>
    <style:style style:name="P164" style:family="paragraph" style:parent-style-name="Standard">
      <style:text-properties style:font-name="Alegreya Sans" fo:font-weight="normal" officeooo:rsid="00e48046" officeooo:paragraph-rsid="0310b600" style:font-weight-asian="normal" style:font-weight-complex="normal"/>
    </style:style>
    <style:style style:name="P165" style:family="paragraph" style:parent-style-name="Standard">
      <style:text-properties style:font-name="Alegreya Sans" fo:font-weight="normal" officeooo:rsid="01b9b9a4" officeooo:paragraph-rsid="01b9b9a4" style:font-weight-asian="normal" style:font-weight-complex="normal"/>
    </style:style>
    <style:style style:name="P166" style:family="paragraph" style:parent-style-name="Standard">
      <style:text-properties style:font-name="Alegreya Sans" fo:font-weight="normal" officeooo:rsid="02613bc2" officeooo:paragraph-rsid="026371b5" style:font-weight-asian="normal" style:font-weight-complex="normal"/>
    </style:style>
    <style:style style:name="P167" style:family="paragraph" style:parent-style-name="Standard">
      <style:text-properties style:font-name="Alegreya Sans" fo:font-weight="normal" officeooo:rsid="03117a05" officeooo:paragraph-rsid="03117a05" style:font-weight-asian="normal" style:font-weight-complex="normal"/>
    </style:style>
    <style:style style:name="P168" style:family="paragraph" style:parent-style-name="Standard">
      <style:text-properties style:font-name="Alegreya Sans" fo:font-weight="normal" officeooo:rsid="031a21aa" officeooo:paragraph-rsid="031a21aa" style:font-weight-asian="normal" style:font-weight-complex="normal"/>
    </style:style>
    <style:style style:name="P169" style:family="paragraph" style:parent-style-name="Standard">
      <style:text-properties style:font-name="Alegreya Sans" fo:font-weight="normal" officeooo:rsid="031b6ed7" officeooo:paragraph-rsid="031b6ed7" style:font-weight-asian="normal" style:font-weight-complex="normal"/>
    </style:style>
    <style:style style:name="P170" style:family="paragraph" style:parent-style-name="Standard">
      <style:text-properties style:font-name="Alegreya Sans" fo:font-weight="normal" officeooo:rsid="032a662f" officeooo:paragraph-rsid="032a662f" style:font-weight-asian="normal" style:font-weight-complex="normal"/>
    </style:style>
    <style:style style:name="P171" style:family="paragraph" style:parent-style-name="Standard">
      <style:text-properties style:font-name="Alegreya Sans" fo:font-weight="normal" officeooo:rsid="032bfa8c" officeooo:paragraph-rsid="03009f4e" style:font-weight-asian="normal" style:font-weight-complex="normal"/>
    </style:style>
    <style:style style:name="P172" style:family="paragraph" style:parent-style-name="Standard">
      <style:text-properties style:font-name="Alegreya Sans" fo:font-weight="normal" officeooo:rsid="032db1f4" officeooo:paragraph-rsid="032db1f4" style:font-weight-asian="normal" style:font-weight-complex="normal"/>
    </style:style>
    <style:style style:name="P173" style:family="paragraph" style:parent-style-name="Standard">
      <style:text-properties style:font-name="Alegreya Sans" fo:font-weight="normal" officeooo:rsid="0338a220" officeooo:paragraph-rsid="0338a220" style:font-weight-asian="normal" style:font-weight-complex="normal"/>
    </style:style>
    <style:style style:name="P174" style:family="paragraph" style:parent-style-name="Standard">
      <style:text-properties style:font-name="Alegreya Sans" fo:font-weight="normal" officeooo:rsid="01084767" officeooo:paragraph-rsid="033d6b2c" style:font-weight-asian="normal" style:font-weight-complex="normal"/>
    </style:style>
    <style:style style:name="P175" style:family="paragraph" style:parent-style-name="Standard">
      <style:text-properties style:font-name="Alegreya Sans" fo:font-weight="normal" officeooo:rsid="026efd18" officeooo:paragraph-rsid="033ecc39" style:font-weight-asian="normal" style:font-weight-complex="normal"/>
    </style:style>
    <style:style style:name="P176" style:family="paragraph" style:parent-style-name="Standard">
      <style:text-properties style:font-name="Alegreya Sans" fo:font-weight="normal" officeooo:rsid="01752ab0" officeooo:paragraph-rsid="01752ab0" style:font-weight-asian="normal" style:font-weight-complex="normal"/>
    </style:style>
    <style:style style:name="P177" style:family="paragraph" style:parent-style-name="Standard">
      <style:text-properties style:font-name="Alegreya Sans" fo:font-weight="normal" officeooo:rsid="034b8738" officeooo:paragraph-rsid="034b8738" style:font-weight-asian="normal" style:font-weight-complex="normal"/>
    </style:style>
    <style:style style:name="P178" style:family="paragraph" style:parent-style-name="Standard">
      <style:text-properties style:font-name="Alegreya Sans" fo:font-weight="normal" officeooo:rsid="03538085" officeooo:paragraph-rsid="03538085" style:font-weight-asian="normal" style:font-weight-complex="normal"/>
    </style:style>
    <style:style style:name="P179" style:family="paragraph" style:parent-style-name="Standard">
      <style:text-properties style:font-name="Alegreya Sans" fo:font-weight="normal" officeooo:rsid="03501ff7" officeooo:paragraph-rsid="03538085" style:font-weight-asian="normal" style:font-weight-complex="normal"/>
    </style:style>
    <style:style style:name="P180" style:family="paragraph" style:parent-style-name="Standard">
      <style:text-properties style:font-name="Alegreya Sans" fo:font-weight="normal" officeooo:rsid="0360e9a8" officeooo:paragraph-rsid="0360e9a8" style:font-weight-asian="normal" style:font-weight-complex="normal"/>
    </style:style>
    <style:style style:name="P181" style:family="paragraph" style:parent-style-name="Standard">
      <style:text-properties style:font-name="Alegreya Sans" fo:font-weight="normal" officeooo:rsid="01340fc2" officeooo:paragraph-rsid="01340fc2" style:font-weight-asian="normal" style:font-weight-complex="normal"/>
    </style:style>
    <style:style style:name="P182" style:family="paragraph" style:parent-style-name="Standard">
      <style:text-properties style:font-name="Alegreya Sans" fo:font-weight="normal" officeooo:rsid="015be8e3" officeooo:paragraph-rsid="015be8e3" style:font-weight-asian="normal" style:font-weight-complex="normal"/>
    </style:style>
    <style:style style:name="P183" style:family="paragraph" style:parent-style-name="Standard">
      <style:text-properties style:font-name="Alegreya Sans" fo:font-weight="normal" officeooo:rsid="0366708e" officeooo:paragraph-rsid="0366708e" style:font-weight-asian="normal" style:font-weight-complex="normal"/>
    </style:style>
    <style:style style:name="P184" style:family="paragraph" style:parent-style-name="Standard">
      <style:text-properties style:font-name="Alegreya Sans" fo:font-weight="normal" officeooo:rsid="0364a404" officeooo:paragraph-rsid="036b1f15" style:font-weight-asian="normal" style:font-weight-complex="normal"/>
    </style:style>
    <style:style style:name="P185" style:family="paragraph" style:parent-style-name="Standard">
      <style:text-properties style:font-name="Alegreya Sans" fo:font-weight="normal" officeooo:rsid="0367540e" officeooo:paragraph-rsid="036cb2f6" style:font-weight-asian="normal" style:font-weight-complex="normal"/>
    </style:style>
    <style:style style:name="P186" style:family="paragraph" style:parent-style-name="Standard">
      <style:text-properties style:font-name="Alegreya Sans" fo:font-style="normal" fo:font-weight="normal" officeooo:rsid="0180de8f" officeooo:paragraph-rsid="0180de8f" style:font-style-asian="normal" style:font-weight-asian="normal" style:font-style-complex="normal" style:font-weight-complex="normal"/>
    </style:style>
    <style:style style:name="P187" style:family="paragraph" style:parent-style-name="Standard">
      <style:text-properties style:font-name="Alegreya Sans" fo:font-style="normal" fo:font-weight="normal" officeooo:rsid="0180de8f" officeooo:paragraph-rsid="023e7592" style:font-style-asian="normal" style:font-weight-asian="normal" style:font-style-complex="normal" style:font-weight-complex="normal"/>
    </style:style>
    <style:style style:name="P188" style:family="paragraph" style:parent-style-name="Standard">
      <style:text-properties style:font-name="Alegreya Sans" fo:font-style="normal" fo:font-weight="normal" officeooo:rsid="0181b59e" officeooo:paragraph-rsid="0181b59e" style:font-style-asian="normal" style:font-weight-asian="normal" style:font-style-complex="normal" style:font-weight-complex="normal"/>
    </style:style>
    <style:style style:name="P189" style:family="paragraph" style:parent-style-name="Standard">
      <style:text-properties style:font-name="Alegreya Sans" fo:font-style="normal" fo:font-weight="normal" officeooo:rsid="01ad9330" officeooo:paragraph-rsid="01ad9330" style:font-style-asian="normal" style:font-weight-asian="normal" style:font-style-complex="normal" style:font-weight-complex="normal"/>
    </style:style>
    <style:style style:name="P190" style:family="paragraph" style:parent-style-name="Standard">
      <style:text-properties style:font-name="Alegreya Sans" fo:font-style="normal" fo:font-weight="normal" officeooo:rsid="0222052b" officeooo:paragraph-rsid="0222052b" style:font-style-asian="normal" style:font-weight-asian="normal" style:font-style-complex="normal" style:font-weight-complex="normal"/>
    </style:style>
    <style:style style:name="P191" style:family="paragraph" style:parent-style-name="Standard">
      <style:text-properties style:font-name="Alegreya Sans" fo:font-weight="bold" officeooo:rsid="019cf507" officeooo:paragraph-rsid="01b33bd3" style:font-weight-asian="bold" style:font-weight-complex="bold"/>
    </style:style>
    <style:style style:name="P192" style:family="paragraph" style:parent-style-name="Standard">
      <style:text-properties style:font-name="Alegreya Sans" fo:font-weight="bold" officeooo:rsid="016556b4" officeooo:paragraph-rsid="016556b4" style:font-weight-asian="bold" style:font-weight-complex="bold"/>
    </style:style>
    <style:style style:name="P193" style:family="paragraph" style:parent-style-name="Standard">
      <style:text-properties style:font-name="Alegreya Sans" fo:font-weight="bold" officeooo:rsid="0166ea3a" officeooo:paragraph-rsid="0166ea3a" style:font-weight-asian="bold" style:font-weight-complex="bold"/>
    </style:style>
    <style:style style:name="P194" style:family="paragraph" style:parent-style-name="Standard">
      <style:text-properties style:font-name="Alegreya Sans" fo:font-weight="bold" officeooo:rsid="015411a5" officeooo:paragraph-rsid="015411a5" style:font-weight-asian="bold" style:font-weight-complex="bold"/>
    </style:style>
    <style:style style:name="P195" style:family="paragraph" style:parent-style-name="Standard">
      <style:text-properties style:font-name="Alegreya Sans" fo:font-weight="bold" officeooo:rsid="011f730f" officeooo:paragraph-rsid="011f730f" style:font-weight-asian="bold" style:font-weight-complex="bold"/>
    </style:style>
    <style:style style:name="P196" style:family="paragraph" style:parent-style-name="Standard">
      <style:text-properties style:font-name="Alegreya Sans" fo:font-weight="bold" officeooo:rsid="013b5f93" officeooo:paragraph-rsid="01431838" style:font-weight-asian="bold" style:font-weight-complex="bold"/>
    </style:style>
    <style:style style:name="P197" style:family="paragraph" style:parent-style-name="Standard">
      <style:text-properties style:font-name="Alegreya Sans" fo:font-weight="bold" officeooo:rsid="013ea28d" officeooo:paragraph-rsid="01431838" style:font-weight-asian="bold" style:font-weight-complex="bold"/>
    </style:style>
    <style:style style:name="P198" style:family="paragraph" style:parent-style-name="Standard">
      <style:text-properties style:font-name="Alegreya Sans" fo:font-weight="bold" officeooo:rsid="0144d619" officeooo:paragraph-rsid="013ea28d" style:font-weight-asian="bold" style:font-weight-complex="bold"/>
    </style:style>
    <style:style style:name="P199" style:family="paragraph" style:parent-style-name="Standard">
      <style:text-properties style:font-name="Alegreya Sans" fo:font-weight="bold" officeooo:rsid="0114fea1" officeooo:paragraph-rsid="0114fea1" style:font-weight-asian="bold" style:font-weight-complex="bold"/>
    </style:style>
    <style:style style:name="P200" style:family="paragraph" style:parent-style-name="Standard">
      <style:text-properties style:font-name="Alegreya Sans" fo:font-weight="bold" officeooo:rsid="01079589" officeooo:paragraph-rsid="01079589" style:font-weight-asian="bold" style:font-weight-complex="bold"/>
    </style:style>
    <style:style style:name="P201" style:family="paragraph" style:parent-style-name="Standard">
      <style:text-properties style:font-name="Alegreya Sans" fo:font-weight="bold" officeooo:rsid="017d98b8" officeooo:paragraph-rsid="017d98b8" style:font-weight-asian="bold" style:font-weight-complex="bold"/>
    </style:style>
    <style:style style:name="P202" style:family="paragraph" style:parent-style-name="Standard">
      <style:text-properties style:font-name="Alegreya Sans" fo:font-weight="bold" officeooo:rsid="00fdcee7" officeooo:paragraph-rsid="00fdcee7" style:font-weight-asian="bold" style:font-weight-complex="bold"/>
    </style:style>
    <style:style style:name="P203" style:family="paragraph" style:parent-style-name="Standard">
      <style:text-properties style:font-name="Alegreya Sans" fo:font-weight="bold" officeooo:rsid="00f5490d" officeooo:paragraph-rsid="00f5490d" style:font-weight-asian="bold" style:font-weight-complex="bold"/>
    </style:style>
    <style:style style:name="P204" style:family="paragraph" style:parent-style-name="Standard">
      <style:text-properties style:font-name="Alegreya Sans" fo:font-weight="bold" officeooo:rsid="009029cf" officeooo:paragraph-rsid="009029cf" style:font-weight-asian="bold" style:font-weight-complex="bold"/>
    </style:style>
    <style:style style:name="P205" style:family="paragraph" style:parent-style-name="Standard">
      <style:text-properties style:font-name="Alegreya Sans" fo:font-weight="bold" officeooo:rsid="00cc884b" officeooo:paragraph-rsid="00cc884b" style:font-weight-asian="bold" style:font-weight-complex="bold"/>
    </style:style>
    <style:style style:name="P206" style:family="paragraph" style:parent-style-name="Standard">
      <style:text-properties style:font-name="Alegreya Sans" fo:font-weight="bold" officeooo:rsid="00aba0da" officeooo:paragraph-rsid="00aba0da" style:font-weight-asian="bold" style:font-weight-complex="bold"/>
    </style:style>
    <style:style style:name="P207" style:family="paragraph" style:parent-style-name="Standard">
      <style:text-properties style:font-name="Alegreya Sans" fo:font-weight="bold" officeooo:rsid="00a0a5a1" officeooo:paragraph-rsid="00a0a5a1" style:font-weight-asian="bold" style:font-weight-complex="bold"/>
    </style:style>
    <style:style style:name="P208" style:family="paragraph" style:parent-style-name="Standard">
      <style:text-properties style:font-name="Alegreya Sans" fo:font-weight="bold" officeooo:rsid="009c7416" officeooo:paragraph-rsid="009c7416" style:font-weight-asian="bold" style:font-weight-complex="bold"/>
    </style:style>
    <style:style style:name="P209" style:family="paragraph" style:parent-style-name="Standard">
      <style:text-properties style:font-name="Alegreya Sans" fo:font-weight="bold" officeooo:rsid="00865c29" officeooo:paragraph-rsid="00865c29" style:font-weight-asian="bold" style:font-weight-complex="bold"/>
    </style:style>
    <style:style style:name="P210" style:family="paragraph" style:parent-style-name="Standard">
      <style:text-properties style:font-name="Alegreya Sans" fo:font-weight="bold" officeooo:rsid="0172a380" officeooo:paragraph-rsid="0172a380" style:font-weight-asian="bold" style:font-weight-complex="bold"/>
    </style:style>
    <style:style style:name="P211" style:family="paragraph" style:parent-style-name="Standard">
      <style:text-properties style:font-name="Alegreya Sans" fo:font-weight="bold" officeooo:rsid="01a8483b" officeooo:paragraph-rsid="01a8483b" style:font-weight-asian="bold" style:font-weight-complex="bold"/>
    </style:style>
    <style:style style:name="P212" style:family="paragraph" style:parent-style-name="Standard">
      <style:text-properties style:font-name="Alegreya Sans" fo:font-weight="bold" officeooo:rsid="018a4867" officeooo:paragraph-rsid="018a4867" style:font-weight-asian="bold" style:font-weight-complex="bold"/>
    </style:style>
    <style:style style:name="P213" style:family="paragraph" style:parent-style-name="Standard">
      <style:text-properties style:font-name="Alegreya Sans" fo:font-weight="bold" officeooo:rsid="018737fe" officeooo:paragraph-rsid="02169de5" style:font-weight-asian="bold" style:font-weight-complex="bold"/>
    </style:style>
    <style:style style:name="P214" style:family="paragraph" style:parent-style-name="Standard">
      <style:text-properties style:font-name="Alegreya Sans" fo:font-weight="bold" officeooo:rsid="018d0c11" officeooo:paragraph-rsid="018d0c11" style:font-weight-asian="bold" style:font-weight-complex="bold"/>
    </style:style>
    <style:style style:name="P215" style:family="paragraph" style:parent-style-name="Standard">
      <style:text-properties style:font-name="Alegreya Sans" fo:font-weight="bold" officeooo:rsid="0194e7e3" officeooo:paragraph-rsid="0194e7e3" style:font-weight-asian="bold" style:font-weight-complex="bold"/>
    </style:style>
    <style:style style:name="P216" style:family="paragraph" style:parent-style-name="Standard">
      <style:text-properties style:font-name="Alegreya Sans" fo:font-weight="bold" officeooo:rsid="019843de" officeooo:paragraph-rsid="019843de" style:font-weight-asian="bold" style:font-weight-complex="bold"/>
    </style:style>
    <style:style style:name="P217" style:family="paragraph" style:parent-style-name="Standard">
      <style:text-properties style:font-name="Alegreya Sans" fo:font-weight="bold" officeooo:rsid="01bfe0ef" officeooo:paragraph-rsid="01bfe0ef" style:font-weight-asian="bold" style:font-weight-complex="bold"/>
    </style:style>
    <style:style style:name="P218" style:family="paragraph" style:parent-style-name="Standard">
      <style:text-properties style:font-name="Alegreya Sans" fo:font-weight="bold" officeooo:rsid="019ea3b7" officeooo:paragraph-rsid="019fceeb" style:font-weight-asian="bold" style:font-weight-complex="bold"/>
    </style:style>
    <style:style style:name="P219" style:family="paragraph" style:parent-style-name="Standard">
      <style:text-properties style:font-name="Alegreya Sans" fo:font-weight="bold" officeooo:rsid="01a290e2" officeooo:paragraph-rsid="01a2fece" style:font-weight-asian="bold" style:font-weight-complex="bold"/>
    </style:style>
    <style:style style:name="P220" style:family="paragraph" style:parent-style-name="Standard">
      <style:text-properties style:font-name="Alegreya Sans" fo:font-weight="bold" officeooo:rsid="01a2fece" officeooo:paragraph-rsid="01a2fece" style:font-weight-asian="bold" style:font-weight-complex="bold"/>
    </style:style>
    <style:style style:name="P221" style:family="paragraph" style:parent-style-name="Standard">
      <style:text-properties style:font-name="Alegreya Sans" fo:font-weight="bold" officeooo:rsid="019fceeb" officeooo:paragraph-rsid="019fceeb" style:font-weight-asian="bold" style:font-weight-complex="bold"/>
    </style:style>
    <style:style style:name="P222" style:family="paragraph" style:parent-style-name="Standard">
      <style:text-properties style:font-name="Alegreya Sans" fo:font-weight="bold" officeooo:rsid="01d04199" officeooo:paragraph-rsid="01d188aa" style:font-weight-asian="bold" style:font-weight-complex="bold"/>
    </style:style>
    <style:style style:name="P223" style:family="paragraph" style:parent-style-name="Standard">
      <style:text-properties style:font-name="Alegreya Sans" fo:font-weight="bold" officeooo:rsid="01d56788" officeooo:paragraph-rsid="01d56788" style:font-weight-asian="bold" style:font-weight-complex="bold"/>
    </style:style>
    <style:style style:name="P224" style:family="paragraph" style:parent-style-name="Standard">
      <style:text-properties style:font-name="Alegreya Sans" fo:font-weight="bold" officeooo:rsid="01cee46c" officeooo:paragraph-rsid="01d56788" style:font-weight-asian="bold" style:font-weight-complex="bold"/>
    </style:style>
    <style:style style:name="P225" style:family="paragraph" style:parent-style-name="Standard">
      <style:text-properties style:font-name="Alegreya Sans" fo:font-weight="bold" officeooo:rsid="01d05614" officeooo:paragraph-rsid="01d05614" style:font-weight-asian="bold" style:font-weight-complex="bold"/>
    </style:style>
    <style:style style:name="P226" style:family="paragraph" style:parent-style-name="Standard">
      <style:text-properties style:font-name="Alegreya Sans" fo:font-weight="bold" officeooo:rsid="01d3660a" officeooo:paragraph-rsid="01d3660a" style:font-weight-asian="bold" style:font-weight-complex="bold"/>
    </style:style>
    <style:style style:name="P227" style:family="paragraph" style:parent-style-name="Standard">
      <style:text-properties style:font-name="Alegreya Sans" fo:font-weight="bold" officeooo:rsid="01d4e2d2" officeooo:paragraph-rsid="01d4e2d2" style:font-weight-asian="bold" style:font-weight-complex="bold"/>
    </style:style>
    <style:style style:name="P228" style:family="paragraph" style:parent-style-name="Standard">
      <style:text-properties style:font-name="Alegreya Sans" fo:font-weight="bold" officeooo:rsid="01f384ca" officeooo:paragraph-rsid="01f384ca" style:font-weight-asian="bold" style:font-weight-complex="bold"/>
    </style:style>
    <style:style style:name="P229" style:family="paragraph" style:parent-style-name="Standard">
      <style:text-properties style:font-name="Alegreya Sans" fo:font-weight="bold" officeooo:rsid="01fb06b4" officeooo:paragraph-rsid="01fb06b4" style:font-weight-asian="bold" style:font-weight-complex="bold"/>
    </style:style>
    <style:style style:name="P230" style:family="paragraph" style:parent-style-name="Standard">
      <style:text-properties style:font-name="Alegreya Sans" fo:font-weight="bold" officeooo:rsid="01dffcf4" officeooo:paragraph-rsid="01dffcf4" style:font-weight-asian="bold" style:font-weight-complex="bold"/>
    </style:style>
    <style:style style:name="P231" style:family="paragraph" style:parent-style-name="Standard">
      <style:text-properties style:font-name="Alegreya Sans" fo:font-weight="bold" officeooo:rsid="00887939" officeooo:paragraph-rsid="00a54073" style:font-weight-asian="bold" style:font-weight-complex="bold"/>
    </style:style>
    <style:style style:name="P232" style:family="paragraph" style:parent-style-name="Standard">
      <style:text-properties style:font-name="Alegreya Sans" fo:font-weight="bold" officeooo:rsid="02396f69" officeooo:paragraph-rsid="02396f69" style:font-weight-asian="bold" style:font-weight-complex="bold"/>
    </style:style>
    <style:style style:name="P233" style:family="paragraph" style:parent-style-name="Standard">
      <style:text-properties style:font-name="Alegreya Sans" fo:font-weight="bold" officeooo:rsid="0184102a" officeooo:paragraph-rsid="0184102a" style:font-weight-asian="bold" style:font-weight-complex="bold"/>
    </style:style>
    <style:style style:name="P234" style:family="paragraph" style:parent-style-name="Standard">
      <style:text-properties style:font-name="Alegreya Sans" fo:font-weight="bold" officeooo:rsid="01fe4ae8" officeooo:paragraph-rsid="01fe4ae8" style:font-weight-asian="bold" style:font-weight-complex="bold"/>
    </style:style>
    <style:style style:name="P235" style:family="paragraph" style:parent-style-name="Standard">
      <style:paragraph-properties fo:text-align="center" style:justify-single-word="false"/>
      <style:text-properties style:font-name="Alegreya Sans" fo:font-size="22pt" style:text-underline-style="solid" style:text-underline-width="auto" style:text-underline-color="font-color" fo:font-weight="bold" officeooo:rsid="02393ee3" officeooo:paragraph-rsid="02393ee3" style:font-size-asian="22pt" style:font-weight-asian="bold" style:font-size-complex="22pt" style:font-weight-complex="bold"/>
    </style:style>
    <style:style style:name="P236" style:family="paragraph" style:parent-style-name="Standard">
      <style:text-properties officeooo:paragraph-rsid="019fceeb"/>
    </style:style>
    <style:style style:name="P237" style:family="paragraph" style:parent-style-name="Standard">
      <style:text-properties style:font-name="Alegreya Sans" fo:font-weight="normal" officeooo:rsid="01588d85" officeooo:paragraph-rsid="0370b77b" style:font-weight-asian="normal" style:font-weight-complex="normal"/>
    </style:style>
    <style:style style:name="T1" style:family="text">
      <style:text-properties officeooo:rsid="001107f2"/>
    </style:style>
    <style:style style:name="T2" style:family="text">
      <style:text-properties officeooo:rsid="001242c7"/>
    </style:style>
    <style:style style:name="T3" style:family="text">
      <style:text-properties officeooo:rsid="00173c14"/>
    </style:style>
    <style:style style:name="T4" style:family="text">
      <style:text-properties officeooo:rsid="0018ade8"/>
    </style:style>
    <style:style style:name="T5" style:family="text">
      <style:text-properties officeooo:rsid="001a76f4"/>
    </style:style>
    <style:style style:name="T6" style:family="text">
      <style:text-properties officeooo:rsid="001e67a4"/>
    </style:style>
    <style:style style:name="T7" style:family="text">
      <style:text-properties officeooo:rsid="001ffc5f"/>
    </style:style>
    <style:style style:name="T8" style:family="text">
      <style:text-properties officeooo:rsid="0021e23d"/>
    </style:style>
    <style:style style:name="T9" style:family="text">
      <style:text-properties officeooo:rsid="00251fae"/>
    </style:style>
    <style:style style:name="T10" style:family="text">
      <style:text-properties officeooo:rsid="00560b23"/>
    </style:style>
    <style:style style:name="T11" style:family="text">
      <style:text-properties officeooo:rsid="009cdc69"/>
    </style:style>
    <style:style style:name="T12" style:family="text">
      <style:text-properties officeooo:rsid="00a67f31"/>
    </style:style>
    <style:style style:name="T13" style:family="text">
      <style:text-properties officeooo:rsid="00a6cb61"/>
    </style:style>
    <style:style style:name="T14" style:family="text">
      <style:text-properties officeooo:rsid="00aa6385"/>
    </style:style>
    <style:style style:name="T15" style:family="text">
      <style:text-properties officeooo:rsid="00ad01ca"/>
    </style:style>
    <style:style style:name="T16" style:family="text">
      <style:text-properties officeooo:rsid="00b49f64"/>
    </style:style>
    <style:style style:name="T17" style:family="text">
      <style:text-properties officeooo:rsid="00b9bd2d"/>
    </style:style>
    <style:style style:name="T18" style:family="text">
      <style:text-properties officeooo:rsid="00bcbd3e"/>
    </style:style>
    <style:style style:name="T19" style:family="text">
      <style:text-properties officeooo:rsid="00c347b2"/>
    </style:style>
    <style:style style:name="T20" style:family="text">
      <style:text-properties officeooo:rsid="00c358cb"/>
    </style:style>
    <style:style style:name="T21" style:family="text">
      <style:text-properties officeooo:rsid="00c9a922"/>
    </style:style>
    <style:style style:name="T22" style:family="text">
      <style:text-properties officeooo:rsid="00caee11"/>
    </style:style>
    <style:style style:name="T23" style:family="text">
      <style:text-properties officeooo:rsid="00d30f02"/>
    </style:style>
    <style:style style:name="T24" style:family="text">
      <style:text-properties officeooo:rsid="00d53214"/>
    </style:style>
    <style:style style:name="T25" style:family="text">
      <style:text-properties officeooo:rsid="00d5ddca"/>
    </style:style>
    <style:style style:name="T26" style:family="text">
      <style:text-properties officeooo:rsid="00e2d049"/>
    </style:style>
    <style:style style:name="T27" style:family="text">
      <style:text-properties officeooo:rsid="00e48046"/>
    </style:style>
    <style:style style:name="T28" style:family="text">
      <style:text-properties officeooo:rsid="00ebbb7b"/>
    </style:style>
    <style:style style:name="T29" style:family="text">
      <style:text-properties officeooo:rsid="00ed8ff7"/>
    </style:style>
    <style:style style:name="T30" style:family="text">
      <style:text-properties officeooo:rsid="00eefade"/>
    </style:style>
    <style:style style:name="T31" style:family="text">
      <style:text-properties officeooo:rsid="00f0973d"/>
    </style:style>
    <style:style style:name="T32" style:family="text">
      <style:text-properties officeooo:rsid="00fedd63"/>
    </style:style>
    <style:style style:name="T33" style:family="text">
      <style:text-properties officeooo:rsid="0101449b"/>
    </style:style>
    <style:style style:name="T34" style:family="text">
      <style:text-properties officeooo:rsid="0108a280"/>
    </style:style>
    <style:style style:name="T35" style:family="text">
      <style:text-properties officeooo:rsid="010d0df1"/>
    </style:style>
    <style:style style:name="T36" style:family="text">
      <style:text-properties officeooo:rsid="010f878f"/>
    </style:style>
    <style:style style:name="T37" style:family="text">
      <style:text-properties officeooo:rsid="0113832d"/>
    </style:style>
    <style:style style:name="T38" style:family="text">
      <style:text-properties officeooo:rsid="01156845"/>
    </style:style>
    <style:style style:name="T39" style:family="text">
      <style:text-properties officeooo:rsid="011981bf"/>
    </style:style>
    <style:style style:name="T40" style:family="text">
      <style:text-properties officeooo:rsid="011d7684"/>
    </style:style>
    <style:style style:name="T41" style:family="text">
      <style:text-properties officeooo:rsid="0125a800"/>
    </style:style>
    <style:style style:name="T42" style:family="text">
      <style:text-properties officeooo:rsid="01273a17"/>
    </style:style>
    <style:style style:name="T43" style:family="text">
      <style:text-properties officeooo:rsid="012895d0"/>
    </style:style>
    <style:style style:name="T44" style:family="text">
      <style:text-properties officeooo:rsid="0129cb84"/>
    </style:style>
    <style:style style:name="T45" style:family="text">
      <style:text-properties officeooo:rsid="012f8705"/>
    </style:style>
    <style:style style:name="T46" style:family="text">
      <style:text-properties officeooo:rsid="01306ba4"/>
    </style:style>
    <style:style style:name="T47" style:family="text">
      <style:text-properties officeooo:rsid="01321661"/>
    </style:style>
    <style:style style:name="T48" style:family="text">
      <style:text-properties officeooo:rsid="01373603"/>
    </style:style>
    <style:style style:name="T49" style:family="text">
      <style:text-properties officeooo:rsid="013ea28d"/>
    </style:style>
    <style:style style:name="T50" style:family="text">
      <style:text-properties officeooo:rsid="014bc6c2"/>
    </style:style>
    <style:style style:name="T51" style:family="text">
      <style:text-properties officeooo:rsid="014f0bd2"/>
    </style:style>
    <style:style style:name="T52" style:family="text">
      <style:text-properties officeooo:rsid="015034c4"/>
    </style:style>
    <style:style style:name="T53" style:family="text">
      <style:text-properties officeooo:rsid="01530e1c"/>
    </style:style>
    <style:style style:name="T54" style:family="text">
      <style:text-properties officeooo:rsid="0159702d"/>
    </style:style>
    <style:style style:name="T55" style:family="text">
      <style:text-properties officeooo:rsid="015c1387"/>
    </style:style>
    <style:style style:name="T56" style:family="text">
      <style:text-properties officeooo:rsid="015d76de"/>
    </style:style>
    <style:style style:name="T57" style:family="text">
      <style:text-properties officeooo:rsid="015dab66"/>
    </style:style>
    <style:style style:name="T58" style:family="text">
      <style:text-properties officeooo:rsid="0163a78c"/>
    </style:style>
    <style:style style:name="T59" style:family="text">
      <style:text-properties officeooo:rsid="016556b4"/>
    </style:style>
    <style:style style:name="T60" style:family="text">
      <style:text-properties officeooo:rsid="0166ea3a"/>
    </style:style>
    <style:style style:name="T61" style:family="text">
      <style:text-properties officeooo:rsid="0169bdb3"/>
    </style:style>
    <style:style style:name="T62" style:family="text">
      <style:text-properties officeooo:rsid="016b978f"/>
    </style:style>
    <style:style style:name="T63" style:family="text">
      <style:text-properties officeooo:rsid="01721da3"/>
    </style:style>
    <style:style style:name="T64" style:family="text">
      <style:text-properties officeooo:rsid="0173c722"/>
    </style:style>
    <style:style style:name="T65" style:family="text">
      <style:text-properties officeooo:rsid="01776494"/>
    </style:style>
    <style:style style:name="T66" style:family="text">
      <style:text-properties officeooo:rsid="017f6174"/>
    </style:style>
    <style:style style:name="T67" style:family="text">
      <style:text-properties officeooo:rsid="0180de8f"/>
    </style:style>
    <style:style style:name="T68" style:family="text">
      <style:text-properties fo:font-style="normal" style:font-style-asian="normal" style:font-style-complex="normal"/>
    </style:style>
    <style:style style:name="T69" style:family="text">
      <style:text-properties fo:font-style="normal" officeooo:rsid="0181b59e" style:font-style-asian="normal" style:font-style-complex="normal"/>
    </style:style>
    <style:style style:name="T70" style:family="text">
      <style:text-properties fo:font-style="normal" officeooo:rsid="01827991" style:font-style-asian="normal" style:font-style-complex="normal"/>
    </style:style>
    <style:style style:name="T71" style:family="text">
      <style:text-properties fo:font-style="normal" officeooo:rsid="023e7592" style:font-style-asian="normal" style:font-style-complex="normal"/>
    </style:style>
    <style:style style:name="T72" style:family="text">
      <style:text-properties fo:font-style="normal" officeooo:rsid="0286f865" style:font-style-asian="normal" style:font-style-complex="normal"/>
    </style:style>
    <style:style style:name="T73" style:family="text">
      <style:text-properties fo:font-style="normal" officeooo:rsid="02882cca" style:font-style-asian="normal" style:font-style-complex="normal"/>
    </style:style>
    <style:style style:name="T74" style:family="text">
      <style:text-properties fo:font-style="normal" officeooo:rsid="02897714" style:font-style-asian="normal" style:font-style-complex="normal"/>
    </style:style>
    <style:style style:name="T75" style:family="text">
      <style:text-properties officeooo:rsid="01849d92"/>
    </style:style>
    <style:style style:name="T76" style:family="text">
      <style:text-properties officeooo:rsid="01871811"/>
    </style:style>
    <style:style style:name="T77" style:family="text">
      <style:text-properties officeooo:rsid="018be50b"/>
    </style:style>
    <style:style style:name="T78" style:family="text">
      <style:text-properties officeooo:rsid="018d0c11"/>
    </style:style>
    <style:style style:name="T79" style:family="text">
      <style:text-properties officeooo:rsid="018d1571"/>
    </style:style>
    <style:style style:name="T80" style:family="text">
      <style:text-properties officeooo:rsid="01904d5d"/>
    </style:style>
    <style:style style:name="T81" style:family="text">
      <style:text-properties officeooo:rsid="019479ee"/>
    </style:style>
    <style:style style:name="T82" style:family="text">
      <style:text-properties officeooo:rsid="01953124"/>
    </style:style>
    <style:style style:name="T83" style:family="text">
      <style:text-properties officeooo:rsid="0196d02c"/>
    </style:style>
    <style:style style:name="T84" style:family="text">
      <style:text-properties officeooo:rsid="019b4dc3"/>
    </style:style>
    <style:style style:name="T85" style:family="text">
      <style:text-properties officeooo:rsid="019d9bac"/>
    </style:style>
    <style:style style:name="T86" style:family="text">
      <style:text-properties officeooo:rsid="019e15eb"/>
    </style:style>
    <style:style style:name="T87" style:family="text">
      <style:text-properties officeooo:rsid="019f84bf"/>
    </style:style>
    <style:style style:name="T88" style:family="text">
      <style:text-properties officeooo:rsid="01a2fece"/>
    </style:style>
    <style:style style:name="T89" style:family="text">
      <style:text-properties officeooo:rsid="01a6c791"/>
    </style:style>
    <style:style style:name="T90" style:family="text">
      <style:text-properties officeooo:rsid="01a8483b"/>
    </style:style>
    <style:style style:name="T91" style:family="text">
      <style:text-properties officeooo:rsid="01ac1667"/>
    </style:style>
    <style:style style:name="T92" style:family="text">
      <style:text-properties officeooo:rsid="01b519d1"/>
    </style:style>
    <style:style style:name="T93" style:family="text">
      <style:text-properties officeooo:rsid="01b61512"/>
    </style:style>
    <style:style style:name="T94" style:family="text">
      <style:text-properties officeooo:rsid="01c04c63"/>
    </style:style>
    <style:style style:name="T95" style:family="text">
      <style:text-properties officeooo:rsid="01c1e4d3"/>
    </style:style>
    <style:style style:name="T96" style:family="text">
      <style:text-properties officeooo:rsid="01c32662"/>
    </style:style>
    <style:style style:name="T97" style:family="text">
      <style:text-properties officeooo:rsid="01c4bbe3"/>
    </style:style>
    <style:style style:name="T98" style:family="text">
      <style:text-properties officeooo:rsid="01c5bf43"/>
    </style:style>
    <style:style style:name="T99" style:family="text">
      <style:text-properties officeooo:rsid="01c7ba97"/>
    </style:style>
    <style:style style:name="T100" style:family="text">
      <style:text-properties officeooo:rsid="01cbcfe0"/>
    </style:style>
    <style:style style:name="T101" style:family="text">
      <style:text-properties officeooo:rsid="01d21b0c"/>
    </style:style>
    <style:style style:name="T102" style:family="text">
      <style:text-properties officeooo:rsid="01d3660a"/>
    </style:style>
    <style:style style:name="T103" style:family="text">
      <style:text-properties officeooo:rsid="01d4e2d2"/>
    </style:style>
    <style:style style:name="T104" style:family="text">
      <style:text-properties officeooo:rsid="01d56788"/>
    </style:style>
    <style:style style:name="T105" style:family="text">
      <style:text-properties officeooo:rsid="01d6cf79"/>
    </style:style>
    <style:style style:name="T106" style:family="text">
      <style:text-properties officeooo:rsid="01d9d7bf"/>
    </style:style>
    <style:style style:name="T107" style:family="text">
      <style:text-properties officeooo:rsid="01dc1157"/>
    </style:style>
    <style:style style:name="T108" style:family="text">
      <style:text-properties officeooo:rsid="01dc2a82"/>
    </style:style>
    <style:style style:name="T109" style:family="text">
      <style:text-properties officeooo:rsid="01ddfc6c"/>
    </style:style>
    <style:style style:name="T110" style:family="text">
      <style:text-properties officeooo:rsid="01df1f8a"/>
    </style:style>
    <style:style style:name="T111" style:family="text">
      <style:text-properties officeooo:rsid="01dfe075"/>
    </style:style>
    <style:style style:name="T112" style:family="text">
      <style:text-properties officeooo:rsid="01e0116d"/>
    </style:style>
    <style:style style:name="T113" style:family="text">
      <style:text-properties officeooo:rsid="01e14c1b"/>
    </style:style>
    <style:style style:name="T114" style:family="text">
      <style:text-properties officeooo:rsid="01e46c3d"/>
    </style:style>
    <style:style style:name="T115" style:family="text">
      <style:text-properties officeooo:rsid="01e53ef3"/>
    </style:style>
    <style:style style:name="T116" style:family="text">
      <style:text-properties officeooo:rsid="01e57c5f"/>
    </style:style>
    <style:style style:name="T117" style:family="text">
      <style:text-properties officeooo:rsid="01e5c0ed"/>
    </style:style>
    <style:style style:name="T118" style:family="text">
      <style:text-properties officeooo:rsid="01eab624"/>
    </style:style>
    <style:style style:name="T119" style:family="text">
      <style:text-properties officeooo:rsid="01ec8e19"/>
    </style:style>
    <style:style style:name="T120" style:family="text">
      <style:text-properties officeooo:rsid="01ee317e"/>
    </style:style>
    <style:style style:name="T121" style:family="text">
      <style:text-properties officeooo:rsid="01efbe23"/>
    </style:style>
    <style:style style:name="T122" style:family="text">
      <style:text-properties officeooo:rsid="01f0bdc0"/>
    </style:style>
    <style:style style:name="T123" style:family="text">
      <style:text-properties officeooo:rsid="01f22209"/>
    </style:style>
    <style:style style:name="T124" style:family="text">
      <style:text-properties officeooo:rsid="01f2a89f"/>
    </style:style>
    <style:style style:name="T125" style:family="text">
      <style:text-properties officeooo:rsid="01fbdc05"/>
    </style:style>
    <style:style style:name="T126" style:family="text">
      <style:text-properties officeooo:rsid="01fccd7f"/>
    </style:style>
    <style:style style:name="T127" style:family="text">
      <style:text-properties officeooo:rsid="01fe4ae8"/>
    </style:style>
    <style:style style:name="T128" style:family="text">
      <style:text-properties officeooo:rsid="01ff3a71"/>
    </style:style>
    <style:style style:name="T129" style:family="text">
      <style:text-properties fo:font-weight="bold" style:font-weight-asian="bold" style:font-weight-complex="bold"/>
    </style:style>
    <style:style style:name="T130" style:family="text">
      <style:text-properties fo:font-weight="bold" officeooo:rsid="01a6c791" style:font-weight-asian="bold" style:font-weight-complex="bold"/>
    </style:style>
    <style:style style:name="T131" style:family="text">
      <style:text-properties fo:font-weight="bold" officeooo:rsid="014a48f3" style:font-weight-asian="bold" style:font-weight-complex="bold"/>
    </style:style>
    <style:style style:name="T132" style:family="text">
      <style:text-properties fo:font-weight="bold" officeooo:rsid="01ac1667" style:font-weight-asian="bold" style:font-weight-complex="bold"/>
    </style:style>
    <style:style style:name="T133" style:family="text">
      <style:text-properties fo:font-weight="bold" officeooo:rsid="019479ee" style:font-weight-asian="bold" style:font-weight-complex="bold"/>
    </style:style>
    <style:style style:name="T134" style:family="text">
      <style:text-properties fo:font-weight="bold" officeooo:rsid="01cee46c" style:font-weight-asian="bold" style:font-weight-complex="bold"/>
    </style:style>
    <style:style style:name="T135" style:family="text">
      <style:text-properties officeooo:rsid="0200100a"/>
    </style:style>
    <style:style style:name="T136" style:family="text">
      <style:text-properties officeooo:rsid="02024a1c"/>
    </style:style>
    <style:style style:name="T137" style:family="text">
      <style:text-properties officeooo:rsid="0202fbcc"/>
    </style:style>
    <style:style style:name="T138" style:family="text">
      <style:text-properties officeooo:rsid="0205f3b9"/>
    </style:style>
    <style:style style:name="T139" style:family="text">
      <style:text-properties officeooo:rsid="0206139f"/>
    </style:style>
    <style:style style:name="T140" style:family="text">
      <style:text-properties officeooo:rsid="0206ae38"/>
    </style:style>
    <style:style style:name="T141" style:family="text">
      <style:text-properties style:font-name="Alegreya Sans" fo:font-weight="bold" officeooo:rsid="019fceeb" style:font-weight-asian="bold" style:font-weight-complex="bold"/>
    </style:style>
    <style:style style:name="T142" style:family="text">
      <style:text-properties style:font-name="Alegreya Sans" fo:font-weight="bold" officeooo:rsid="01ff3a71" style:font-weight-asian="bold" style:font-weight-complex="bold"/>
    </style:style>
    <style:style style:name="T143" style:family="text">
      <style:text-properties officeooo:rsid="0206f266"/>
    </style:style>
    <style:style style:name="T144" style:family="text">
      <style:text-properties officeooo:rsid="0209a28c"/>
    </style:style>
    <style:style style:name="T145" style:family="text">
      <style:text-properties officeooo:rsid="020d01c8"/>
    </style:style>
    <style:style style:name="T146" style:family="text">
      <style:text-properties officeooo:rsid="020e8189"/>
    </style:style>
    <style:style style:name="T147" style:family="text">
      <style:text-properties officeooo:rsid="02133de2"/>
    </style:style>
    <style:style style:name="T148" style:family="text">
      <style:text-properties officeooo:rsid="02195a32"/>
    </style:style>
    <style:style style:name="T149" style:family="text">
      <style:text-properties officeooo:rsid="0220810c"/>
    </style:style>
    <style:style style:name="T150" style:family="text">
      <style:text-properties officeooo:rsid="0222052b"/>
    </style:style>
    <style:style style:name="T151" style:family="text">
      <style:text-properties officeooo:rsid="022312ac"/>
    </style:style>
    <style:style style:name="T152" style:family="text">
      <style:text-properties officeooo:rsid="023b8c56"/>
    </style:style>
    <style:style style:name="T153" style:family="text">
      <style:text-properties officeooo:rsid="023e7592"/>
    </style:style>
    <style:style style:name="T154" style:family="text">
      <style:text-properties officeooo:rsid="02425608"/>
    </style:style>
    <style:style style:name="T155" style:family="text">
      <style:text-properties officeooo:rsid="0246616b"/>
    </style:style>
    <style:style style:name="T156" style:family="text">
      <style:text-properties officeooo:rsid="0247b848"/>
    </style:style>
    <style:style style:name="T157" style:family="text">
      <style:text-properties officeooo:rsid="02496f8c"/>
    </style:style>
    <style:style style:name="T158" style:family="text">
      <style:text-properties officeooo:rsid="024cf7d8"/>
    </style:style>
    <style:style style:name="T159" style:family="text">
      <style:text-properties officeooo:rsid="0251b1f7"/>
    </style:style>
    <style:style style:name="T160" style:family="text">
      <style:text-properties officeooo:rsid="0256ad34"/>
    </style:style>
    <style:style style:name="T161" style:family="text">
      <style:text-properties officeooo:rsid="0258fbf0"/>
    </style:style>
    <style:style style:name="T162" style:family="text">
      <style:text-properties officeooo:rsid="025a009e"/>
    </style:style>
    <style:style style:name="T163" style:family="text">
      <style:text-properties officeooo:rsid="025c164f"/>
    </style:style>
    <style:style style:name="T164" style:family="text">
      <style:text-properties officeooo:rsid="02608c5d"/>
    </style:style>
    <style:style style:name="T165" style:family="text">
      <style:text-properties officeooo:rsid="026371b5"/>
    </style:style>
    <style:style style:name="T166" style:family="text">
      <style:text-properties officeooo:rsid="02644233"/>
    </style:style>
    <style:style style:name="T167" style:family="text">
      <style:text-properties officeooo:rsid="02644c12"/>
    </style:style>
    <style:style style:name="T168" style:family="text">
      <style:text-properties officeooo:rsid="02673c38"/>
    </style:style>
    <style:style style:name="T169" style:family="text">
      <style:text-properties officeooo:rsid="026a80b7"/>
    </style:style>
    <style:style style:name="T170" style:family="text">
      <style:text-properties officeooo:rsid="0270418f"/>
    </style:style>
    <style:style style:name="T171" style:family="text">
      <style:text-properties officeooo:rsid="0270e8f4"/>
    </style:style>
    <style:style style:name="T172" style:family="text">
      <style:text-properties officeooo:rsid="0271af40"/>
    </style:style>
    <style:style style:name="T173" style:family="text">
      <style:text-properties officeooo:rsid="0271c98c"/>
    </style:style>
    <style:style style:name="T174" style:family="text">
      <style:text-properties officeooo:rsid="02737967"/>
    </style:style>
    <style:style style:name="T175" style:family="text">
      <style:text-properties officeooo:rsid="0275dcec"/>
    </style:style>
    <style:style style:name="T176" style:family="text">
      <style:text-properties officeooo:rsid="027898ca"/>
    </style:style>
    <style:style style:name="T177" style:family="text">
      <style:text-properties officeooo:rsid="027934a6"/>
    </style:style>
    <style:style style:name="T178" style:family="text">
      <style:text-properties officeooo:rsid="028117cc"/>
    </style:style>
    <style:style style:name="T179" style:family="text">
      <style:text-properties officeooo:rsid="0282eaed"/>
    </style:style>
    <style:style style:name="T180" style:family="text">
      <style:text-properties officeooo:rsid="0283e0b5"/>
    </style:style>
    <style:style style:name="T181" style:family="text">
      <style:text-properties officeooo:rsid="02850a87"/>
    </style:style>
    <style:style style:name="T182" style:family="text">
      <style:text-properties officeooo:rsid="028a8a22"/>
    </style:style>
    <style:style style:name="T183" style:family="text">
      <style:text-properties officeooo:rsid="028cc3af"/>
    </style:style>
    <style:style style:name="T184" style:family="text">
      <style:text-properties officeooo:rsid="028f5d17"/>
    </style:style>
    <style:style style:name="T185" style:family="text">
      <style:text-properties officeooo:rsid="0294542b"/>
    </style:style>
    <style:style style:name="T186" style:family="text">
      <style:text-properties officeooo:rsid="02955093"/>
    </style:style>
    <style:style style:name="T187" style:family="text">
      <style:text-properties officeooo:rsid="02977876"/>
    </style:style>
    <style:style style:name="T188" style:family="text">
      <style:text-properties officeooo:rsid="0298e0cd"/>
    </style:style>
    <style:style style:name="T189" style:family="text">
      <style:text-properties officeooo:rsid="029a6692"/>
    </style:style>
    <style:style style:name="T190" style:family="text">
      <style:text-properties officeooo:rsid="029c1030"/>
    </style:style>
    <style:style style:name="T191" style:family="text">
      <style:text-properties officeooo:rsid="02a14f25"/>
    </style:style>
    <style:style style:name="T192" style:family="text">
      <style:text-properties officeooo:rsid="02a4c837"/>
    </style:style>
    <style:style style:name="T193" style:family="text">
      <style:text-properties officeooo:rsid="02a5fc30"/>
    </style:style>
    <style:style style:name="T194" style:family="text">
      <style:text-properties officeooo:rsid="02a665cd"/>
    </style:style>
    <style:style style:name="T195" style:family="text">
      <style:text-properties officeooo:rsid="02aa3efd"/>
    </style:style>
    <style:style style:name="T196" style:family="text">
      <style:text-properties officeooo:rsid="02ab97ee"/>
    </style:style>
    <style:style style:name="T197" style:family="text">
      <style:text-properties officeooo:rsid="02abf91a"/>
    </style:style>
    <style:style style:name="T198" style:family="text">
      <style:text-properties officeooo:rsid="02ac5d25"/>
    </style:style>
    <style:style style:name="T199" style:family="text">
      <style:text-properties officeooo:rsid="02adf65e"/>
    </style:style>
    <style:style style:name="T200" style:family="text">
      <style:text-properties officeooo:rsid="02b909bc"/>
    </style:style>
    <style:style style:name="T201" style:family="text">
      <style:text-properties officeooo:rsid="02bae9f7"/>
    </style:style>
    <style:style style:name="T202" style:family="text">
      <style:text-properties officeooo:rsid="02be703b"/>
    </style:style>
    <style:style style:name="T203" style:family="text">
      <style:text-properties officeooo:rsid="02c04494"/>
    </style:style>
    <style:style style:name="T204" style:family="text">
      <style:text-properties officeooo:rsid="02c2d1a9"/>
    </style:style>
    <style:style style:name="T205" style:family="text">
      <style:text-properties officeooo:rsid="02c8b9f3"/>
    </style:style>
    <style:style style:name="T206" style:family="text">
      <style:text-properties officeooo:rsid="02caa207"/>
    </style:style>
    <style:style style:name="T207" style:family="text">
      <style:text-properties officeooo:rsid="02cf77df"/>
    </style:style>
    <style:style style:name="T208" style:family="text">
      <style:text-properties officeooo:rsid="02d78e5f"/>
    </style:style>
    <style:style style:name="T209" style:family="text">
      <style:text-properties officeooo:rsid="02d93c53"/>
    </style:style>
    <style:style style:name="T210" style:family="text">
      <style:text-properties officeooo:rsid="02ddb7ae"/>
    </style:style>
    <style:style style:name="T211" style:family="text">
      <style:text-properties officeooo:rsid="02de63fd"/>
    </style:style>
    <style:style style:name="T212" style:family="text">
      <style:text-properties officeooo:rsid="02e0ce90"/>
    </style:style>
    <style:style style:name="T213" style:family="text">
      <style:text-properties officeooo:rsid="02e61279"/>
    </style:style>
    <style:style style:name="T214" style:family="text">
      <style:text-properties officeooo:rsid="02e7468a"/>
    </style:style>
    <style:style style:name="T215" style:family="text">
      <style:text-properties officeooo:rsid="02eb42f6"/>
    </style:style>
    <style:style style:name="T216" style:family="text">
      <style:text-properties officeooo:rsid="02ecaae1"/>
    </style:style>
    <style:style style:name="T217" style:family="text">
      <style:text-properties officeooo:rsid="02f2f894"/>
    </style:style>
    <style:style style:name="T218" style:family="text">
      <style:text-properties officeooo:rsid="02f34da4"/>
    </style:style>
    <style:style style:name="T219" style:family="text">
      <style:text-properties officeooo:rsid="02f6159c"/>
    </style:style>
    <style:style style:name="T220" style:family="text">
      <style:text-properties officeooo:rsid="02f68ede"/>
    </style:style>
    <style:style style:name="T221" style:family="text">
      <style:text-properties officeooo:rsid="02f75cff"/>
    </style:style>
    <style:style style:name="T222" style:family="text">
      <style:text-properties officeooo:rsid="02f8daa4"/>
    </style:style>
    <style:style style:name="T223" style:family="text">
      <style:text-properties officeooo:rsid="02fc36b0"/>
    </style:style>
    <style:style style:name="T224" style:family="text">
      <style:text-properties officeooo:rsid="02fd2f44"/>
    </style:style>
    <style:style style:name="T225" style:family="text">
      <style:text-properties officeooo:rsid="02fedfb3"/>
    </style:style>
    <style:style style:name="T226" style:family="text">
      <style:text-properties officeooo:rsid="03009f4e"/>
    </style:style>
    <style:style style:name="T227" style:family="text">
      <style:text-properties officeooo:rsid="030c9f78"/>
    </style:style>
    <style:style style:name="T228" style:family="text">
      <style:text-properties officeooo:rsid="0310b600"/>
    </style:style>
    <style:style style:name="T229" style:family="text">
      <style:text-properties officeooo:rsid="0314d9fc"/>
    </style:style>
    <style:style style:name="T230" style:family="text">
      <style:text-properties officeooo:rsid="0315ff0a"/>
    </style:style>
    <style:style style:name="T231" style:family="text">
      <style:text-properties officeooo:rsid="0316265c"/>
    </style:style>
    <style:style style:name="T232" style:family="text">
      <style:text-properties officeooo:rsid="031d52a5"/>
    </style:style>
    <style:style style:name="T233" style:family="text">
      <style:text-properties officeooo:rsid="031e78d2"/>
    </style:style>
    <style:style style:name="T234" style:family="text">
      <style:text-properties officeooo:rsid="031e9ad0"/>
    </style:style>
    <style:style style:name="T235" style:family="text">
      <style:text-properties officeooo:rsid="0322f994"/>
    </style:style>
    <style:style style:name="T236" style:family="text">
      <style:text-properties officeooo:rsid="032a662f"/>
    </style:style>
    <style:style style:name="T237" style:family="text">
      <style:text-properties officeooo:rsid="032bfa8c"/>
    </style:style>
    <style:style style:name="T238" style:family="text">
      <style:text-properties officeooo:rsid="0330513c"/>
    </style:style>
    <style:style style:name="T239" style:family="text">
      <style:text-properties officeooo:rsid="0330fa3a"/>
    </style:style>
    <style:style style:name="T240" style:family="text">
      <style:text-properties officeooo:rsid="03318eb6"/>
    </style:style>
    <style:style style:name="T241" style:family="text">
      <style:text-properties officeooo:rsid="03335a2a"/>
    </style:style>
    <style:style style:name="T242" style:family="text">
      <style:text-properties officeooo:rsid="0333db0d"/>
    </style:style>
    <style:style style:name="T243" style:family="text">
      <style:text-properties officeooo:rsid="033488df"/>
    </style:style>
    <style:style style:name="T244" style:family="text">
      <style:text-properties officeooo:rsid="03368357"/>
    </style:style>
    <style:style style:name="T245" style:family="text">
      <style:text-properties officeooo:rsid="0338a220"/>
    </style:style>
    <style:style style:name="T246" style:family="text">
      <style:text-properties officeooo:rsid="0339017b"/>
    </style:style>
    <style:style style:name="T247" style:family="text">
      <style:text-properties officeooo:rsid="033d6b2c"/>
    </style:style>
    <style:style style:name="T248" style:family="text">
      <style:text-properties officeooo:rsid="033ecc39"/>
    </style:style>
    <style:style style:name="T249" style:family="text">
      <style:text-properties officeooo:rsid="033fb9a0"/>
    </style:style>
    <style:style style:name="T250" style:family="text">
      <style:text-properties officeooo:rsid="03418d2e"/>
    </style:style>
    <style:style style:name="T251" style:family="text">
      <style:text-properties officeooo:rsid="0342fae8"/>
    </style:style>
    <style:style style:name="T252" style:family="text">
      <style:text-properties officeooo:rsid="0345f66f"/>
    </style:style>
    <style:style style:name="T253" style:family="text">
      <style:text-properties officeooo:rsid="03494631"/>
    </style:style>
    <style:style style:name="T254" style:family="text">
      <style:text-properties officeooo:rsid="034ec878"/>
    </style:style>
    <style:style style:name="T255" style:family="text">
      <style:text-properties officeooo:rsid="03501ff7"/>
    </style:style>
    <style:style style:name="T256" style:family="text">
      <style:text-properties officeooo:rsid="0350cd99"/>
    </style:style>
    <style:style style:name="T257" style:family="text">
      <style:text-properties officeooo:rsid="0353a0bc"/>
    </style:style>
    <style:style style:name="T258" style:family="text">
      <style:text-properties officeooo:rsid="0353f8d8"/>
    </style:style>
    <style:style style:name="T259" style:family="text">
      <style:text-properties officeooo:rsid="035a090a"/>
    </style:style>
    <style:style style:name="T260" style:family="text">
      <style:text-properties officeooo:rsid="035c8a6c"/>
    </style:style>
    <style:style style:name="T261" style:family="text">
      <style:text-properties officeooo:rsid="035e645c"/>
    </style:style>
    <style:style style:name="T262" style:family="text">
      <style:text-properties officeooo:rsid="03631a19"/>
    </style:style>
    <style:style style:name="T263" style:family="text">
      <style:text-properties officeooo:rsid="03658c73"/>
    </style:style>
    <style:style style:name="T264" style:family="text">
      <style:text-properties officeooo:rsid="0366708e"/>
    </style:style>
    <style:style style:name="T265" style:family="text">
      <style:text-properties officeooo:rsid="03684d72"/>
    </style:style>
    <style:style style:name="T266" style:family="text">
      <style:text-properties officeooo:rsid="036a53da"/>
    </style:style>
    <style:style style:name="T267" style:family="text">
      <style:text-properties officeooo:rsid="036b1f15"/>
    </style:style>
    <style:style style:name="T268" style:family="text">
      <style:text-properties officeooo:rsid="036e878a"/>
    </style:style>
    <style:style style:name="T269" style:family="text">
      <style:text-properties officeooo:rsid="0370b77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5">The Ruby Masterclass</text:p>
      <text:p text:style-name="P209"/>
      <text:p text:style-name="P232">Contents:</text:p>
      <text:p text:style-name="P209"/>
      <text:p text:style-name="P209">SECTION <text:span text:style-name="T89">1: Getting Started</text:span></text:p>
      <text:p text:style-name="P113"><text:span text:style-name="T135">1. </text:span>Introduction to Ruby.</text:p>
      <text:p text:style-name="P1">- <text:span text:style-name="T12">About</text:span> <text:span text:style-name="T1">Dynamically Typed Nature.</text:span></text:p>
      <text:p text:style-name="P1">- <text:span text:style-name="T12">About Interpreted Nature.</text:span></text:p>
      <text:p text:style-name="P1">- <text:span text:style-name="T1">Pure Object Oriented Nature.</text:span></text:p>
      <text:p text:style-name="P1">- <text:span text:style-name="T13">Comparison with C.</text:span></text:p>
      <text:p text:style-name="P1">- <text:span text:style-name="T3">A bit about Ruby vs. Perl vs. Python vs. C++ and their similarities.</text:span></text:p>
      <text:p text:style-name="P1">- <text:span text:style-name="T4">Philosophy.</text:span></text:p>
      <text:p text:style-name="P1">- <text:span text:style-name="T5">introducing ruby-lang.org.</text:span></text:p>
      <text:p text:style-name="P1"/>
      <text:p text:style-name="P112">2. Installation <text:span text:style-name="T1">of the latest version of Ruby </text:span>on <text:span text:style-name="T6">GNU/Linux, Windows and Android:</text:span></text:p>
      <text:p text:style-name="P112">- <text:span text:style-name="T2">Arch / Arch Based systems, Fedora / CentOS / OpenSUSE systems, Debian / Debian based systems.</text:span></text:p>
      <text:p text:style-name="P112">- <text:span text:style-name="T7">Installation of Ruby on Windows based systems – with Devkit.</text:span></text:p>
      <text:p text:style-name="P111">- <text:span text:style-name="T8">Running Ruby on Android with Termux.</text:span></text:p>
      <text:p text:style-name="P43"/>
      <text:p text:style-name="P231">SECTION 2: Introduction to Standard Output and Interactive Ruby (REPL)</text:p>
      <text:p text:style-name="P110"><text:span text:style-name="T17">1</text:span>. Printing <text:span text:style-name="T2">A simple </text:span>‘<text:span text:style-name="T1">Hello World’ </text:span>to the standard output <text:span text:style-name="T18">with `puts` method.</text:span></text:p>
      <text:p text:style-name="P28"><text:span text:style-name="T18">2. </text:span><text:s/>Introducing the `p` method.</text:p>
      <text:p text:style-name="P1"><text:span text:style-name="T18">3.</text:span> <text:span text:style-name="T2">Introducing the `print` and `printf` and `sprintf` method in short.</text:span></text:p>
      <text:p text:style-name="P1"><text:span text:style-name="T18">4.</text:span> <text:span text:style-name="T10">Introduction to basic loops: times and while loop.</text:span></text:p>
      <text:p text:style-name="P1"/>
      <text:p text:style-name="P208">SECTION <text:span text:style-name="T89">3</text:span>: Intro to Open Source Atom Editor</text:p>
      <text:p text:style-name="P109"><text:span text:style-name="T14">1.</text:span> Customizing the editor.</text:p>
      <text:p text:style-name="P109"><text:span text:style-name="T14">2.</text:span> Installing atom runner.</text:p>
      <text:p text:style-name="P109"><text:span text:style-name="T14">3.</text:span> <text:span text:style-name="T11">Using Atom runner and atom for convenience.</text:span></text:p>
      <text:p text:style-name="P1"/>
      <text:p text:style-name="P207">SECTION <text:span text:style-name="T89">4</text:span>: Familiarize Yourself with Ruby</text:p>
      <text:p text:style-name="P108">1. Intro to numbers</text:p>
      <text:p text:style-name="P40"><text:span text:style-name="T217">2</text:span>. Intr<text:span text:style-name="T9">o</text:span> to variables:</text:p>
      <text:p text:style-name="P154"><text:s text:c="4"/>- Intro to = and ||= assignment operator<text:span text:style-name="T16">s.</text:span></text:p>
      <text:p text:style-name="P40"><text:s text:c="4"/>- <text:span text:style-name="T83">local variables</text:span></text:p>
      <text:p text:style-name="P41"><text:s text:c="4"/>- <text:span text:style-name="T83">global variables.</text:span></text:p>
      <text:p text:style-name="P41"><text:span text:style-name="T217">3</text:span>. Intro to constants.</text:p>
      <text:p text:style-name="P143"><text:span text:style-name="T217">4</text:span>. Intro to object methods:</text:p>
      <text:p text:style-name="P143"><text:s text:c="4"/>- <text:s/><text:span text:style-name="T206">the `methods` method.</text:span></text:p>
      <text:p text:style-name="P143"><text:s text:c="4"/>- <text:s/><text:span text:style-name="T206">the `class` method.</text:span></text:p>
      <text:p text:style-name="P143"><text:s text:c="4"/>- <text:span text:style-name="T206">Intro to method chaining.</text:span></text:p>
      <text:p text:style-name="P143"><text:s text:c="4"/>- <text:span text:style-name="T207">Intro to syntactical sugar / syntactic shorthand.</text:span></text:p>
      <text:p text:style-name="P107"><text:span text:style-name="T217">5</text:span>. Intro to <text:span text:style-name="T205">c</text:span>omments:</text:p>
      <text:p text:style-name="P107"><text:s text:c="4"/>- Intro to <text:span text:style-name="T206">single </text:span>line comments.</text:p>
      <text:p text:style-name="P107"><text:s text:c="4"/>- <text:span text:style-name="T206">Intro to multi-line comments.</text:span></text:p>
      <text:p text:style-name="P30"><text:span text:style-name="T217">6.</text:span> <text:span text:style-name="T218">A brief i</text:span>ntro to String objects.</text:p>
      <text:p text:style-name="P30"><text:soft-page-break/><text:span text:style-name="T217">7</text:span>. Intro to the gets method.</text:p>
      <text:p text:style-name="P139"><text:span text:style-name="T217">8.</text:span> Intro to the tap method on objects.</text:p>
      <text:p text:style-name="P139"><text:span text:style-name="T217">9,</text:span> Intro to the then method on objects.</text:p>
      <text:p text:style-name="P30">1<text:span text:style-name="T217">0</text:span>. Quiz.</text:p>
      <text:p text:style-name="P30"/>
      <text:p text:style-name="P206">SECTION <text:span text:style-name="T89">5</text:span>: <text:span text:style-name="T15">Basic Arithmetic I</text:span></text:p>
      <text:p text:style-name="P106">1. Intro to Integer class <text:span text:style-name="T20">and Float class</text:span>.</text:p>
      <text:p text:style-name="P105">2. +, -, *, /, %, ** and other methods of Integer class.</text:p>
      <text:p text:style-name="P104"><text:span text:style-name="T19">3</text:span>. <text:span text:style-name="T21">`</text:span>next<text:span text:style-name="T21">` /</text:span> <text:span text:style-name="T21">`</text:span>succ<text:span text:style-name="T21">` </text:span>method<text:span text:style-name="T21">s</text:span>.</text:p>
      <text:p text:style-name="P98">4. `odd?`, `even?` methods.</text:p>
      <text:p text:style-name="P103"><text:span text:style-name="T22">5</text:span>. <text:span text:style-name="T19">Integer / Float to String, String to Integer / Float conversion.</text:span></text:p>
      <text:p text:style-name="P102">6. More methods on <text:span text:style-name="T23">Float class: truncate, to_i, round, next_float, ceil, floor, zero?</text:span></text:p>
      <text:p text:style-name="P100">7. The nil? method on objects.</text:p>
      <text:p text:style-name="P121">8. The object_id methods on objects.</text:p>
      <text:p text:style-name="P101"><text:span text:style-name="T175">9</text:span>. The is_a?, <text:span text:style-name="T199">kind_of and === m</text:span>ethod<text:span text:style-name="T199">s</text:span>.</text:p>
      <text:p text:style-name="P138"><text:span text:style-name="T175">10</text:span>. The Spaceship <text:span text:style-name="T169">o</text:span>perator (&lt;=&gt;).</text:p>
      <text:p text:style-name="P126">1<text:span text:style-name="T198">1</text:span>. Intro to syntactical sugars / syntactic shorthand.</text:p>
      <text:p text:style-name="P151">1<text:span text:style-name="T216">2</text:span>. Binary, Octal, Hexadecimal <text:span text:style-name="T215">literals</text:span>.</text:p>
      <text:p text:style-name="P100"><text:span text:style-name="T175">13</text:span>. Quiz: <text:span text:style-name="T201">Celsius to Fahrenheit converter.</text:span></text:p>
      <text:p text:style-name="P151"/>
      <text:p text:style-name="P99"/>
      <text:p text:style-name="P205">SECTION <text:span text:style-name="T89">6</text:span>: <text:span text:style-name="T252">Boolean</text:span></text:p>
      <text:p text:style-name="P144">[We will be using String and Integer / Float class for demonstration.]</text:p>
      <text:p text:style-name="P145">1. The true, false, and nil objects.</text:p>
      <text:p text:style-name="P98"><text:span text:style-name="T208">2</text:span>. Equality Operator (==) <text:span text:style-name="T209">and Inequality Operator (!=)</text:span></text:p>
      <text:p text:style-name="P146"><text:span text:style-name="T209">3</text:span>. <text:span text:style-name="T24">Greater Than Operator (&gt;)</text:span></text:p>
      <text:p text:style-name="P97"><text:span text:style-name="T209">4</text:span>. Lesser <text:span text:style-name="T25">T</text:span>han <text:span text:style-name="T25">Operator </text:span>(&lt;)</text:p>
      <text:p text:style-name="P97"><text:span text:style-name="T209">5</text:span>. Greater <text:span text:style-name="T25">T</text:span>han Equal (&gt;=)</text:p>
      <text:p text:style-name="P97"><text:span text:style-name="T209">6</text:span>. Lesser <text:span text:style-name="T25">T</text:span>han Equal (&lt;=)</text:p>
      <text:p text:style-name="P150">7. <text:span text:style-name="T210">Truthiness and falsiness,</text:span> not and ! <text:span text:style-name="T211">Operators.</text:span></text:p>
      <text:p text:style-name="P149">8. The Exclusive Or <text:span text:style-name="T213">method.</text:span></text:p>
      <text:p text:style-name="P148"><text:span text:style-name="T214">9</text:span>. <text:span text:style-name="T32">The respond_to? Method.</text:span></text:p>
      <text:p text:style-name="P37"><text:span text:style-name="T214">10.</text:span> Quiz: <text:span text:style-name="T212">Guess the outputs!</text:span></text:p>
      <text:p text:style-name="P42"/>
      <text:p text:style-name="P204">SECTION <text:span text:style-name="T89">7: Strings I</text:span></text:p>
      <text:p text:style-name="P163"><text:span text:style-name="T26">1. </text:span>Creating strings: ‘’, “”, %<text:span text:style-name="T27">q(), %Q(), %// syntax.</text:span></text:p>
      <text:p text:style-name="P164"><text:span text:style-name="T228">2</text:span>. String interpolation.</text:p>
      <text:p text:style-name="P96"><text:span text:style-name="T228">3</text:span>. Escape Characters.</text:p>
      <text:p text:style-name="P170">4. The * method.</text:p>
      <text:p text:style-name="P96"><text:span text:style-name="T236">5</text:span>. Using the ==, ===, eql? Methods</text:p>
      <text:p text:style-name="P96"><text:span text:style-name="T236">6</text:span>. <text:span text:style-name="T27">length, size, count methods.</text:span></text:p>
      <text:p text:style-name="P95"><text:span text:style-name="T236">7</text:span>. Using the upcase, downcase, <text:span text:style-name="T28">capitalize and swapcase methods.</text:span></text:p>
      <text:p text:style-name="P122"><text:span text:style-name="T236">8. </text:span>The reverse method on a string object.</text:p>
      <text:p text:style-name="P123"><text:span text:style-name="T236">9</text:span>. String concatenation:</text:p>
      <text:p text:style-name="P123"><text:s/>- + and += Operators.</text:p>
      <text:p text:style-name="P123"><text:s/>- concat method.</text:p>
      <text:p text:style-name="P123">- Shovel operator (&lt;&lt;).</text:p>
      <text:p text:style-name="P123"><text:soft-page-break/><text:s/>- <text:span text:style-name="T176">Efficient practices.</text:span></text:p>
      <text:p text:style-name="P94"><text:span text:style-name="T236">10</text:span>. The empty? Method on a string object.</text:p>
      <text:p text:style-name="P160"><text:span text:style-name="T177">11</text:span>. Extract character(s) from string using Bracket Syntax [].</text:p>
      <text:p text:style-name="P161">1<text:span text:style-name="T236">2.</text:span> Intro to mutation of string objects.</text:p>
      <text:p text:style-name="P147">1<text:span text:style-name="T236">3</text:span>. The clear and replace methods.</text:p>
      <text:p text:style-name="P93"><text:span text:style-name="T31">14</text:span>. The slice method with various arguments.</text:p>
      <text:p text:style-name="P124"><text:span text:style-name="T30">15.</text:span> <text:span text:style-name="T29">Introduction to bang methods on string.</text:span></text:p>
      <text:p text:style-name="P125">1<text:span text:style-name="T236">6</text:span>. Intro to chomp, chop, strip, lstrip, rstrip <text:span text:style-name="T233">and their complementary bang </text:span>methods.</text:p>
      <text:p text:style-name="P130">1<text:span text:style-name="T236">7</text:span>. Intro to index, rindex methods.</text:p>
      <text:p text:style-name="P130">1<text:span text:style-name="T236">8</text:span>. Intro to squeeze, squeeze! <text:span text:style-name="T190">M</text:span>ethods.</text:p>
      <text:p text:style-name="P172">19. The include? method.</text:p>
      <text:p text:style-name="P162"><text:span text:style-name="T238">20</text:span>. Quiz: <text:span text:style-name="T229">Palindrome in least SLOC.</text:span></text:p>
      <text:p text:style-name="P162"/>
      <text:p text:style-name="P203">SECTION <text:span text:style-name="T89">8</text:span>: Methods <text:span text:style-name="T33">I</text:span></text:p>
      <text:p text:style-name="P27">1. Introduction to the def keyword.</text:p>
      <text:p text:style-name="P27">2. Introduction to the complementary define_method keyword.</text:p>
      <text:p text:style-name="P27">3. <text:span text:style-name="T237">Default Return values.</text:span></text:p>
      <text:p text:style-name="P92">4. Parameters and <text:span text:style-name="T226">a</text:span>rguments.</text:p>
      <text:p text:style-name="P37"><text:span text:style-name="T237">5</text:span>. More on <text:span text:style-name="T226">r</text:span>eturning <text:span text:style-name="T226">b</text:span>ooleans.</text:p>
      <text:p text:style-name="P158"><text:span text:style-name="T237">6</text:span>. Calling a method from another method.</text:p>
      <text:p text:style-name="P171">7. Challenge: Adding binary numbers in method!</text:p>
      <text:p text:style-name="P159"><text:span text:style-name="T237">8</text:span>. <text:span text:style-name="T227">Challenge</text:span>: <text:span text:style-name="T137">Creating our custom include? Method.</text:span></text:p>
      <text:p text:style-name="P37"/>
      <text:p text:style-name="P202">SECTION <text:span text:style-name="T35">9: </text:span>Conditions<text:span text:style-name="T244">, Eager Operators and Short-Circuit Operators</text:span></text:p>
      <text:p text:style-name="P37">1. The if keyword <text:span text:style-name="T36">with and without then keyword.</text:span></text:p>
      <text:p text:style-name="P91">2. Intro to <text:span text:style-name="T243">statement</text:span> modifiers.</text:p>
      <text:p text:style-name="P37"><text:span text:style-name="T38">3</text:span>. <text:span text:style-name="T160">Reviewing t</text:span>ruthiness and falsiness.</text:p>
      <text:p text:style-name="P37"><text:span text:style-name="T38">4</text:span>. <text:span text:style-name="T161">Intro to</text:span> if, <text:span text:style-name="T161">elsif, and nested if conditions.</text:span></text:p>
      <text:p text:style-name="P37"><text:span text:style-name="T38">5</text:span>. The <text:span text:style-name="T36">unless keyword.</text:span></text:p>
      <text:p text:style-name="P37"><text:span text:style-name="T38">6</text:span>. The &amp;&amp;, &amp;, and <text:span text:style-name="T34">Operators</text:span>.</text:p>
      <text:p text:style-name="P37"><text:span text:style-name="T38">7</text:span>. The ||, |, or <text:span text:style-name="T34">Operators</text:span>.</text:p>
      <text:p text:style-name="P37"><text:span text:style-name="T38">8</text:span>. Parentheses and Precedence.</text:p>
      <text:p text:style-name="P37"><text:span text:style-name="T221">9</text:span>. <text:span text:style-name="T33">The ternary operator.</text:span></text:p>
      <text:p text:style-name="P174">1<text:span text:style-name="T247">0</text:span>. <text:span text:style-name="T223">The </text:span>case statement<text:span text:style-name="T246"> and intro to basic Range objects.</text:span></text:p>
      <text:p text:style-name="P175">1<text:span text:style-name="T248">1</text:span>. The case subsumption operator (===).</text:p>
      <text:p text:style-name="P39"><text:span text:style-name="T222">12.</text:span> <text:span text:style-name="T220">Challenge</text:span>: <text:span text:style-name="T219">Grade Calculator in least SLOC.</text:span></text:p>
      <text:p text:style-name="P38"/>
      <text:p text:style-name="P201"><text:span text:style-name="T146">SECTION 10</text:span>: Loops and Iterations - <text:span text:style-name="T66">I</text:span></text:p>
      <text:p text:style-name="P90">1. Introduction to time<text:span text:style-name="T162">s </text:span>loop.</text:p>
      <text:p text:style-name="P90">2. Introduction to while loop.</text:p>
      <text:p text:style-name="P173">3. Introduction to until loop.</text:p>
      <text:p text:style-name="P90"><text:span text:style-name="T245">4</text:span>. <text:span text:style-name="T250">Challenge: Creating a multiplication table in least SLOC.</text:span></text:p>
      <text:p text:style-name="P37"/>
      <text:p text:style-name="P200">SECTION <text:span text:style-name="T89">11</text:span>: <text:span text:style-name="T37">Challenge FizzBuzz in the least lines of code.</text:span></text:p>
      <text:p text:style-name="P89"/>
      <text:p text:style-name="P199">SECTION <text:span text:style-name="T89">12</text:span>: <text:span text:style-name="T39">Range Objects in Detail</text:span></text:p>
      <text:p text:style-name="P88">1. Intro to Range objects<text:span text:style-name="T253">:</text:span></text:p>
      <text:p text:style-name="P88"><text:soft-page-break/><text:span text:style-name="T253"><text:s/>- </text:span>Alphabetical Ranges.</text:p>
      <text:p text:style-name="P88"><text:span text:style-name="T253"><text:s/>-</text:span> Numerical Ranges.</text:p>
      <text:p text:style-name="P70"><text:span text:style-name="T253"><text:s/>-</text:span> to_a method.</text:p>
      <text:p text:style-name="P178"><text:span text:style-name="T257"><text:s/></text:span>- last and end methods.</text:p>
      <text:p text:style-name="P179">2. The size, count methods.</text:p>
      <text:p text:style-name="P88"><text:span text:style-name="T255">3</text:span>. min, max, minmax methods.</text:p>
      <text:p text:style-name="P88"><text:span text:style-name="T255">4</text:span>. min_by, max_by, minmax_by methods.</text:p>
      <text:p text:style-name="P87"><text:span text:style-name="T255">5</text:span>. The include? method.</text:p>
      <text:p text:style-name="P87"><text:span text:style-name="T255">6</text:span>. The cover? <text:span text:style-name="T239">m</text:span>ethod.</text:p>
      <text:p text:style-name="P71"><text:span text:style-name="T255">7</text:span>. The Kernel.rand / <text:span text:style-name="T54">rand method.</text:span></text:p>
      <text:p text:style-name="P176"><text:span text:style-name="T255">8</text:span>. The exclude_end? <text:span text:style-name="T170">m</text:span>ethod.</text:p>
      <text:p text:style-name="P177"><text:span text:style-name="T255">9</text:span>. The <text:span text:style-name="T256">each, </text:span>map, collect, <text:span text:style-name="T254">reduce, inject </text:span>methods.</text:p>
      <text:p text:style-name="P152"><text:span text:style-name="T53">10</text:span>. <text:span text:style-name="T40">Quiz: Converting a Range of Hexadecimal numbers to decimal. (1 line).</text:span></text:p>
      <text:p text:style-name="P153">1<text:span text:style-name="T255">1. The partition and group_by methods.</text:span></text:p>
      <text:p text:style-name="P27"/>
      <text:p text:style-name="P196">SECTION <text:span text:style-name="T89">13</text:span>: Accessing ruby-doc.org, <text:span text:style-name="T49">apidock.com for online documentation.</text:span></text:p>
      <text:p text:style-name="P197"><text:s/><text:tab/><text:tab/>Using ri for <text:span text:style-name="T163">accessing </text:span>offline documentation on Linux, Termux, and Windows.</text:p>
      <text:p text:style-name="P74"/>
      <text:p text:style-name="P198">SECTION <text:span text:style-name="T89">14</text:span>: Accessing Ruby <text:span text:style-name="T188">Interpreters</text:span> <text:span text:style-name="T188">O</text:span>nline.</text:p>
      <text:p text:style-name="P198"/>
      <text:p text:style-name="P195">SECTION <text:span text:style-name="T89">15</text:span>: Array I</text:p>
      <text:p text:style-name="P36">1. Intro to Arrays</text:p>
      <text:p text:style-name="P86">2. Creating Array with Bracket Syntax.</text:p>
      <text:p text:style-name="P86">3. Creating an Array with Array.new</text:p>
      <text:p text:style-name="P86">4. Using %w() <text:span text:style-name="T184">or </text:span>%<text:span text:style-name="T258">W{ } syntax.</text:span></text:p>
      <text:p text:style-name="P80">5. The size, length, and count methods.</text:p>
      <text:p text:style-name="P84"><text:span text:style-name="T48">6</text:span>. Accessing Array Items <text:span text:style-name="T45">with Bracket Syntax.</text:span></text:p>
      <text:p text:style-name="P81"><text:span text:style-name="T259">7</text:span>. Using the slice method.</text:p>
      <text:p text:style-name="P128"><text:span text:style-name="T259">8. </text:span>The index<text:span text:style-name="T260">, and rindex</text:span> method<text:span text:style-name="T260">s</text:span>.</text:p>
      <text:p text:style-name="P129"><text:span text:style-name="T259">9</text:span>. Finding array elements with the find, and select methods.</text:p>
      <text:p text:style-name="P85"><text:span text:style-name="T259">10</text:span>. the sort method.</text:p>
      <text:p text:style-name="P68"><text:span text:style-name="T186">11</text:span>. The reverse method.</text:p>
      <text:p text:style-name="P84"><text:span text:style-name="T186">12</text:span>. The push, append, <text:span text:style-name="T52">concat, +=</text:span> <text:span text:style-name="T44">and the Shovel Operator (&lt;&lt;).</text:span></text:p>
      <text:p text:style-name="P84"><text:span text:style-name="T153">13</text:span>. The pop, delete, delete_at methods.</text:p>
      <text:p text:style-name="P83"><text:span text:style-name="T48">14.</text:span> shift and unshift Methods.</text:p>
      <text:p text:style-name="P82"><text:span text:style-name="T48">15.</text:span> <text:span text:style-name="T41">Accessing array elements with fetch and at methods.</text:span></text:p>
      <text:p text:style-name="P80"><text:span text:style-name="T48">16</text:span>. <text:span text:style-name="T42">Overwrite values with the bracket syntax.</text:span></text:p>
      <text:p text:style-name="P79">1<text:span text:style-name="T186">7</text:span>. <text:span text:style-name="T43">The first, and last methods.</text:span></text:p>
      <text:p text:style-name="P78">1<text:span text:style-name="T186">8</text:span>. <text:span text:style-name="T46">Equality and Inequality Operators.</text:span></text:p>
      <text:p text:style-name="P77">1<text:span text:style-name="T186">9</text:span>. The Spaceship <text:span text:style-name="T47">(&lt;=&gt;) </text:span>operator.</text:p>
      <text:p text:style-name="P181"><text:span text:style-name="T186">20</text:span>. sort method with &lt;=&gt; operator<text:span text:style-name="T51">s.</text:span></text:p>
      <text:p text:style-name="P180">21. The while<text:span text:style-name="T266">, until, times loop.</text:span></text:p>
      <text:p text:style-name="P76"><text:span text:style-name="T186">22</text:span>. <text:span text:style-name="T261">Challenge: Creating a select method.</text:span></text:p>
      <text:p text:style-name="P27"/>
      <text:p text:style-name="P75"><text:span text:style-name="T129">SECTION </text:span><text:span text:style-name="T130">16</text:span><text:span text:style-name="T129">: </text:span><text:span text:style-name="T131">Array II</text:span><text:line-break/><text:span text:style-name="T50">1. The uniq and uniq! methods.</text:span></text:p>
      <text:p text:style-name="P180">2. The each and for loops.</text:p>
      <text:p text:style-name="P183"><text:soft-page-break/>3. <text:span text:style-name="T262">The sum method.</text:span></text:p>
      <text:p text:style-name="P184"><text:span text:style-name="T267">4</text:span>. The map / collect, map! / collect! method for one liners!</text:p>
      <text:p text:style-name="P73"><text:span text:style-name="T267">5</text:span> <text:span text:style-name="T264">.The inject / reduce methods.</text:span></text:p>
      <text:p text:style-name="P72"><text:span text:style-name="T267">6</text:span>. <text:span text:style-name="T53">The clone and dup methods.</text:span></text:p>
      <text:p text:style-name="P69"><text:span text:style-name="T267">7</text:span>. The flat<text:span text:style-name="T265">ten </text:span>method.</text:p>
      <text:p text:style-name="P69"><text:span text:style-name="T267">8</text:span>. The clear method.</text:p>
      <text:p text:style-name="P69"><text:span text:style-name="T267">9</text:span>. The permutation and combination methods.</text:p>
      <text:p text:style-name="P68"><text:span text:style-name="T267">10</text:span>. The <text:span text:style-name="T185">select!, </text:span>reject, reject!, <text:span text:style-name="T56">drop, drop_while</text:span> Methods<text:span text:style-name="T263">.</text:span></text:p>
      <text:p text:style-name="P71"><text:span text:style-name="T267">11</text:span>. the find, <text:span text:style-name="T55">any?, all? Methods.</text:span></text:p>
      <text:p text:style-name="P237"><text:span text:style-name="T262">12</text:span>. Quiz: <text:span text:style-name="T96">Make our custom find_all_index method and intro to</text:span></text:p>
      <text:p text:style-name="P237"><text:span text:style-name="T269"><text:s text:c="8"/>each_with_index, map.with_index methods.</text:span></text:p>
      <text:p text:style-name="P68"><text:span text:style-name="T267">13</text:span>. The shuffle, <text:span text:style-name="T57">shuffle!</text:span> Method<text:span text:style-name="T57">s.</text:span></text:p>
      <text:p text:style-name="P68"><text:span text:style-name="T262">14</text:span>. The sample method.</text:p>
      <text:p text:style-name="P71">1<text:span text:style-name="T267">5</text:span>. The rotate method.</text:p>
      <text:p text:style-name="P71">1<text:span text:style-name="T267">6</text:span>. The empty? Method.</text:p>
      <text:p text:style-name="P71">1<text:span text:style-name="T267">7</text:span>. The cycle method.</text:p>
      <text:p text:style-name="P71">1<text:span text:style-name="T267">8</text:span>. The each_with_object method</text:p>
      <text:p text:style-name="P71">1<text:span text:style-name="T267">9</text:span>. The compact, and compact! Methods.</text:p>
      <text:p text:style-name="P182"><text:span text:style-name="T267">20</text:span>. Quiz: <text:span text:style-name="T97">Make our custom compact! Method.</text:span></text:p>
      <text:p text:style-name="P69"/>
      <text:p text:style-name="P194">SECTION <text:span text:style-name="T89">17</text:span>: Array III</text:p>
      <text:p text:style-name="P68"><text:span text:style-name="T267">1</text:span>. The <text:span text:style-name="T57">take method.</text:span></text:p>
      <text:p text:style-name="P67"><text:span text:style-name="T267">2</text:span>. The freeze method.</text:p>
      <text:p text:style-name="P67"><text:span text:style-name="T267">3</text:span>. Nested arrays and transpose method.</text:p>
      <text:p text:style-name="P140"><text:span text:style-name="T267">4</text:span>. Array Union and Intersection.</text:p>
      <text:p text:style-name="P67"><text:span text:style-name="T267">5</text:span>. Quiz: <text:span text:style-name="T98">Create our custom transpose method.</text:span></text:p>
      <text:p text:style-name="P66"><text:span text:style-name="T267">6</text:span>. Unpacking one and multidimensional arrays.</text:p>
      <text:p text:style-name="P66"><text:span text:style-name="T267">7</text:span>. <text:span text:style-name="T202">T</text:span>he partition method.</text:p>
      <text:p text:style-name="P141"><text:span text:style-name="T267">8</text:span>. The group_by method.</text:p>
      <text:p text:style-name="P185"><text:span text:style-name="T268">9</text:span>. Challenge: Creating a Fibonacci sequence in one line.</text:p>
      <text:p text:style-name="P141"/>
      <text:p text:style-name="P65"><text:span text:style-name="T129">SECTION </text:span><text:span text:style-name="T130">18: Symbol</text:span><text:span text:style-name="T89"><text:line-break/>1. Intro to Symbol objects.</text:span></text:p>
      <text:p text:style-name="P64">2. Usage of Symbols.</text:p>
      <text:p text:style-name="P64">3. Converting Symbol objects to String objects and vice versa.</text:p>
      <text:p text:style-name="P44">4. object_id of Symbols.</text:p>
      <text:p text:style-name="P44"/>
      <text:p text:style-name="P64"><text:span text:style-name="T129">SECTION </text:span><text:span text:style-name="T130">19</text:span><text:span text:style-name="T129">: Hash</text:span><text:line-break/>1. Intro to Hash Objects.</text:p>
      <text:p text:style-name="P64">2. Adding Key and Value pairs with Bracket Syntax: <text:span text:style-name="T99">Using various Objects as key-value pair.</text:span></text:p>
      <text:p text:style-name="P64"><text:span text:style-name="T58">3</text:span>. The fetch method on a Hash.</text:p>
      <text:p text:style-name="P64"><text:span text:style-name="T58">4</text:span>. The store method.</text:p>
      <text:p text:style-name="P8">5. The merge <text:span text:style-name="T174">and merge!</text:span> method<text:span text:style-name="T173">s</text:span>.</text:p>
      <text:p text:style-name="P64"><text:span text:style-name="T60">6</text:span>. <text:span text:style-name="T58">The clear method.</text:span></text:p>
      <text:p text:style-name="P10"><text:span text:style-name="T60">7</text:span>. The length and empty? methods</text:p>
      <text:p text:style-name="P10"><text:span text:style-name="T60">8</text:span>. The keys and values methods.</text:p>
      <text:p text:style-name="P10"><text:span text:style-name="T60">9</text:span>. The each method for iteration.</text:p>
      <text:p text:style-name="P10"><text:soft-page-break/><text:span text:style-name="T60">10</text:span>. The flatten method, <text:span text:style-name="T59">and conversion of Hash to Array and vice versa.</text:span></text:p>
      <text:p text:style-name="P63"><text:span text:style-name="T60">11</text:span>. Quiz.</text:p>
      <text:p text:style-name="P63"><text:span text:style-name="T60">12</text:span>. The sort and sort_by methods.</text:p>
      <text:p text:style-name="P63">1<text:span text:style-name="T60">3</text:span>. <text:span text:style-name="T60">The default_proc method on a Hash.</text:span></text:p>
      <text:p text:style-name="P8">14. The select and reject method on a Hash.</text:p>
      <text:p text:style-name="P8"/>
      <text:p text:style-name="P193">SECTION <text:span text:style-name="T89">20:</text:span> Count the occurrence of words in a<text:span text:style-name="T197">n Array</text:span> <text:span text:style-name="T197">and return a Hash (Enumerable#tally) </text:span>with as fewer lines of code as possible.</text:p>
      <text:p text:style-name="P10"/>
      <text:p text:style-name="P192">SECTION <text:span text:style-name="T89">21: Methods II</text:span></text:p>
      <text:p text:style-name="P62">1. Splat Arguments.</text:p>
      <text:p text:style-name="P8"><text:span text:style-name="T61">2</text:span>. Intro to Blocks.</text:p>
      <text:p text:style-name="P8"><text:span text:style-name="T61">3</text:span>. The yield keyword.</text:p>
      <text:p text:style-name="P9">4, Additional arguments in a method with a block.</text:p>
      <text:p text:style-name="P8"><text:span text:style-name="T100">5</text:span>. Calling blocks with .call(), [], .[](), .===(), and .() methods, <text:span text:style-name="T62">and &amp;:method syntax.</text:span></text:p>
      <text:p text:style-name="P8"><text:span text:style-name="T100">6</text:span>. The block_given? <text:span text:style-name="T203">m</text:span>ethod.</text:p>
      <text:p text:style-name="P33"><text:span text:style-name="T100">7</text:span>. { } vs. do end block.</text:p>
      <text:p text:style-name="P35">8. aliasing methods – <text:span text:style-name="T145">the alias keyword.</text:span></text:p>
      <text:p text:style-name="P142">9. The method() method:</text:p>
      <text:p text:style-name="P142"><text:s text:c="4"/>- calling methods with .call method.</text:p>
      <text:p text:style-name="P142"><text:s text:c="4"/>- knowing the owner of a method.</text:p>
      <text:p text:style-name="P142"><text:s text:c="4"/>- Using the arity method.</text:p>
      <text:p text:style-name="P142">10. Using the instance_method method </text:p>
      <text:p text:style-name="P142"/>
      <text:p text:style-name="P193">SECTION: <text:span text:style-name="T89">22</text:span>: Procs and Lambdas</text:p>
      <text:p text:style-name="P8">1. Intro to Procs.</text:p>
      <text:p text:style-name="P33">2. <text:span text:style-name="T63">Quiz.</text:span></text:p>
      <text:p text:style-name="P32">3. Intro to lambdas.</text:p>
      <text:p text:style-name="P32">4. Lambda vs. Proc.</text:p>
      <text:p text:style-name="P142">5. <text:span text:style-name="T204">The arity method.</text:span></text:p>
      <text:p text:style-name="P32"/>
      <text:p text:style-name="P191">SECTION <text:span text:style-name="T89">23</text:span>: <text:span text:style-name="T89">Loops and </text:span>Iterations <text:span text:style-name="T89">II</text:span></text:p>
      <text:p text:style-name="P61">1. while loop.</text:p>
      <text:p text:style-name="P61">2. until loop.</text:p>
      <text:p text:style-name="P61">3. for loop.</text:p>
      <text:p text:style-name="P61">4. each loop.</text:p>
      <text:p text:style-name="P61">5. times loop.</text:p>
      <text:p text:style-name="P61">6. <text:span text:style-name="T85">step loop.</text:span></text:p>
      <text:p text:style-name="P59">7. upto loop.</text:p>
      <text:p text:style-name="P59">8. downto loop.</text:p>
      <text:p text:style-name="P59">9. loop loop.</text:p>
      <text:p text:style-name="P59">10. Intro to redo, break, next keywords..</text:p>
      <text:p text:style-name="P60">11. <text:span text:style-name="T93">Revising </text:span>map / <text:span text:style-name="T251">collect</text:span> loop <text:span text:style-name="T92">for one-liners.</text:span></text:p>
      <text:p text:style-name="P59">1<text:span text:style-name="T92">2</text:span>. Quiz: <text:span text:style-name="T86">Creating our own modified map + inject iterator</text:span>.</text:p>
      <text:p text:style-name="P32"/>
      <text:p text:style-name="P11"><text:span text:style-name="T129">SECTION </text:span><text:span text:style-name="T130">24</text:span><text:span text:style-name="T129">: Time Object<text:line-break/></text:span>1. Introduction to Time class.</text:p>
      <text:p text:style-name="P11"><text:soft-page-break/>2. Instance methods of time objects.</text:p>
      <text:p text:style-name="P11">3. Adding and subtracting a Time object from another Time object.</text:p>
      <text:p text:style-name="P11">4. Different formats of time with strftime (string from time)</text:p>
      <text:p text:style-name="P11">5. <text:span text:style-name="T64">The monday?, tuesday?, wednesday?, etc. methods.</text:span></text:p>
      <text:p text:style-name="P11">6. <text:span text:style-name="T65">The String Parse Time, Time gem, and its methods.</text:span></text:p>
      <text:p text:style-name="P155">7. Using the Date gem.</text:p>
      <text:p text:style-name="P156">8. Challe<text:span text:style-name="T225">n</text:span>ge <text:span text:style-name="T224">1</text:span>: <text:span text:style-name="T224">Time converter.</text:span></text:p>
      <text:p text:style-name="P157">9. Challenge 2: </text:p>
      <text:p text:style-name="P11"/>
      <text:p text:style-name="P210">SECTION <text:span text:style-name="T89">25</text:span>: <text:span text:style-name="T67">Introduction to File IO</text:span></text:p>
      <text:p text:style-name="P58">1. Introduction to <text:s/><text:span text:style-name="T67">Reading text files with File and IO classes.</text:span></text:p>
      <text:p text:style-name="P19">2. Writing to a text file:</text:p>
      <text:p text:style-name="P20"><text:s/>- The open method and its arguments from File class.</text:p>
      <text:p text:style-name="P187"><text:s/>- Using the write method from File class.</text:p>
      <text:p text:style-name="P19">3. <text:span text:style-name="T153">R</text:span>eading Linux’s <text:span text:style-name="T68">/dev/urandom for a custom random generator.</text:span></text:p>
      <text:p text:style-name="P186"><text:span text:style-name="T153">4</text:span>. Using the zero? method from File class.</text:p>
      <text:p text:style-name="P186"><text:span text:style-name="T153">5</text:span>. Using the exists? method from File class.</text:p>
      <text:p text:style-name="P19"><text:span text:style-name="T71">6</text:span><text:span text:style-name="T68">. Using readable? , </text:span><text:span text:style-name="T73">writable</text:span><text:span text:style-name="T69">?, </text:span><text:span text:style-name="T73">executable</text:span><text:span text:style-name="T69">? m</text:span><text:span text:style-name="T68">ethod</text:span><text:span text:style-name="T74">s</text:span><text:span text:style-name="T68"> from File class.</text:span></text:p>
      <text:p text:style-name="P19"><text:span text:style-name="T71">7</text:span><text:span text:style-name="T68">. Intro to blockdev?, chardev?, </text:span><text:span text:style-name="T69">symlink? </text:span><text:span text:style-name="T72">m</text:span><text:span text:style-name="T69">ethods.</text:span></text:p>
      <text:p text:style-name="P188"><text:span text:style-name="T153">8</text:span>. Loading gems into Ruby:</text:p>
      <text:p text:style-name="P188"><text:s text:c="4"/>- The load method.</text:p>
      <text:p text:style-name="P188"><text:s text:c="4"/>- The require_relative method.</text:p>
      <text:p text:style-name="P188"><text:s text:c="4"/>- The require method.</text:p>
      <text:p text:style-name="P57"><text:span text:style-name="T68"><text:s text:c="4"/>- The Kernel</text:span><text:span text:style-name="T70">#</text:span><text:span text:style-name="T68">require method.</text:span></text:p>
      <text:p text:style-name="P189"><text:span text:style-name="T153">9</text:span>. Introduction to <text:span text:style-name="T164">the </text:span>standard library.</text:p>
      <text:p text:style-name="P190"><text:span text:style-name="T153">10</text:span>. Using the prime gem from <text:span text:style-name="T164">the </text:span>standard library.</text:p>
      <text:p text:style-name="P190">1<text:span text:style-name="T192">1</text:span>. Quiz: Creating an Eratosthenes Generator!</text:p>
      <text:p text:style-name="P189"><text:span text:style-name="T150">12.</text:span> The gem command.</text:p>
      <text:p text:style-name="P189">1<text:span text:style-name="T192">3</text:span>. <text:span text:style-name="T95">Intro to </text:span>www.rubygems.org</text:p>
      <text:p text:style-name="P11"/>
      <text:p text:style-name="P233">SECTION <text:span text:style-name="T90">26</text:span>: String II: <text:span text:style-name="T75">Regular Expressions (Regexp)</text:span></text:p>
      <text:p text:style-name="P31">1. The include? method<text:span text:style-name="T240">.</text:span></text:p>
      <text:p text:style-name="P31">2. The start_with?, end_with? methods.</text:p>
      <text:p text:style-name="P31">3. Intro to <text:span text:style-name="T147">r</text:span>ubular.com<text:span text:style-name="T241">.</text:span></text:p>
      <text:p text:style-name="P31">4. The scan method.</text:p>
      <text:p text:style-name="P31">5. The <text:span text:style-name="T76">sub, and gsub methods.</text:span></text:p>
      <text:p text:style-name="P166"><text:span text:style-name="T165">6</text:span>. Class Regexp<text:span text:style-name="T242">.</text:span></text:p>
      <text:p text:style-name="P13"><text:span text:style-name="T165">7</text:span>. <text:span text:style-name="T231">Challenge</text:span>: <text:span text:style-name="T137">Creating a camelize method.</text:span></text:p>
      <text:p text:style-name="P13"/>
      <text:p text:style-name="P211">SECTION 27. STRINGS III</text:p>
      <text:p text:style-name="P56">1. Intro to the split method.</text:p>
      <text:p text:style-name="P56">2. Intro to the chars method.</text:p>
      <text:p text:style-name="P56">3. Intro to the join method.</text:p>
      <text:p text:style-name="P56">4. Intro to the each_char method.</text:p>
      <text:p text:style-name="P56">5. Intro to the each_line method.</text:p>
      <text:p text:style-name="P165">6. <text:span text:style-name="T147">Intro to various here documents.</text:span></text:p>
      <text:p text:style-name="P167">7. The bytesize method.</text:p>
      <text:p text:style-name="P168"><text:soft-page-break/>8. The ord and chr methods.</text:p>
      <text:p text:style-name="P169">9. The pack and unpack methods.</text:p>
      <text:p text:style-name="P45"><text:span text:style-name="T232">10</text:span>. <text:span text:style-name="T230">Challenge</text:span>: Our custom chars method.</text:p>
      <text:p text:style-name="P13"/>
      <text:p text:style-name="P212">SECTION <text:span text:style-name="T90">28</text:span>: Using <text:span text:style-name="T136">the </text:span>Internet</text:p>
      <text:p text:style-name="P12">1. Using the net/http <text:span text:style-name="T114">standard library </text:span>gem.</text:p>
      <text:p text:style-name="P12">2. Using the open-uri <text:span text:style-name="T114">standard library </text:span>gem.</text:p>
      <text:p text:style-name="P25">3. Downloading images and music with Ruby.</text:p>
      <text:p text:style-name="P13"/>
      <text:p text:style-name="P213">SECTION <text:span text:style-name="T90">29: Cryptography - </text:span>String I<text:span text:style-name="T91">V</text:span> </text:p>
      <text:p text:style-name="P12">1. Using the crypt <text:span text:style-name="T78">method</text:span> for cryptography.</text:p>
      <text:p text:style-name="P12">2. Breaking Linux encryption by brute forc<text:span text:style-name="T165">e</text:span>.</text:p>
      <text:p text:style-name="P12">3. Using Permutation to generate passwords.</text:p>
      <text:p text:style-name="P55">4. Using the digest gem <text:span text:style-name="T144">from the standard library</text:span>.</text:p>
      <text:p text:style-name="P55">5. Using the openssl gem <text:span text:style-name="T144">from the standard library</text:span>.</text:p>
      <text:p text:style-name="P133">6. The Kernel.eval / binding.eval() methods.</text:p>
      <text:p text:style-name="P132"><text:span text:style-name="T200">7</text:span>. Have I been pawned?</text:p>
      <text:p text:style-name="P12"/>
      <text:p text:style-name="P212"><text:span text:style-name="T136">SECTION 30: </text:span>Generating Random passwords <text:span text:style-name="T79">after confirming if they</text:span></text:p>
      <text:p text:style-name="P212"><text:s text:c="4"/><text:span text:style-name="T77">have been leaked or not.</text:span></text:p>
      <text:p text:style-name="P12"/>
      <text:p text:style-name="P214">SECTION <text:span text:style-name="T91">31</text:span>: Classes I</text:p>
      <text:p text:style-name="P54">1. Intro to classes.</text:p>
      <text:p text:style-name="P54">2. The class method on every <text:span text:style-name="T166">object</text:span>.</text:p>
      <text:p text:style-name="P54">3. The superclass and ancestors method.</text:p>
      <text:p text:style-name="P54">4. The methods method.</text:p>
      <text:p text:style-name="P54">5. The singleton_methods method.</text:p>
      <text:p text:style-name="P54">6. Creating a class.</text:p>
      <text:p text:style-name="P54">7. Review of object_id and the equal? <text:span text:style-name="T166">m</text:span>ethods.</text:p>
      <text:p text:style-name="P54">8. Instance methods.</text:p>
      <text:p text:style-name="P54">9. Getters.</text:p>
      <text:p text:style-name="P54">10. Setters.</text:p>
      <text:p text:style-name="P54">11. <text:span text:style-name="T80">Shortcuts to getters and setters:</text:span></text:p>
      <text:p text:style-name="P54"><text:s text:c="4"/>- <text:span text:style-name="T80">attr_reader.</text:span></text:p>
      <text:p text:style-name="P54"><text:s text:c="4"/>- <text:span text:style-name="T80">attr_writer.</text:span></text:p>
      <text:p text:style-name="P54"><text:s text:c="4"/>- <text:span text:style-name="T80">attr_accessor.</text:span></text:p>
      <text:p text:style-name="P52">13. Adding <text:span text:style-name="T167">parameters</text:span> to instance other methods.</text:p>
      <text:p text:style-name="P52">14. Intro to self keyword and singleton methods.</text:p>
      <text:p text:style-name="P53">1<text:span text:style-name="T153">5</text:span>. Quiz.</text:p>
      <text:p text:style-name="P11"/>
      <text:p text:style-name="P52"><text:span text:style-name="T129">SECTION </text:span><text:span text:style-name="T132">32</text:span><text:span text:style-name="T129">: </text:span><text:span text:style-name="T133">Modules and Mixins</text:span><text:span text:style-name="T81"><text:line-break/>1. Intro to Modules.</text:span></text:p>
      <text:p text:style-name="P51">2. Intro to the Math module.</text:p>
      <text:p text:style-name="P51">3. Intro to the Scope Resolution Operator (::).</text:p>
      <text:p text:style-name="P50">4. Inheriting classes.</text:p>
      <text:p text:style-name="P50">5. <text:span text:style-name="T148">Intro to </text:span>Mixins.</text:p>
      <text:p text:style-name="P50">6. The include keyword.</text:p>
      <text:p text:style-name="P50"><text:soft-page-break/>7. The prepend keyword.</text:p>
      <text:p text:style-name="P50">8. The extend keyword.</text:p>
      <text:p text:style-name="P120">9. Intro to the Enumerable <text:span text:style-name="T171">module.</text:span></text:p>
      <text:p text:style-name="P50"><text:span text:style-name="T172">10</text:span>. Quiz.</text:p>
      <text:p text:style-name="P50"/>
      <text:p text:style-name="P215">SECTION: <text:span text:style-name="T91">33</text:span>: <text:span text:style-name="T82">Classes II</text:span></text:p>
      <text:p text:style-name="P49">1. Public methods.</text:p>
      <text:p text:style-name="P49">2. Private methods.</text:p>
      <text:p text:style-name="P49">3. Protected methods.</text:p>
      <text:p text:style-name="P49">4. Instance methods and instance variables.</text:p>
      <text:p text:style-name="P34">5. Using setter and getter in depth.</text:p>
      <text:p text:style-name="P34">6. Using Struct.</text:p>
      <text:p text:style-name="P114">7. <text:span text:style-name="T144">Revising </text:span>methods <text:span text:style-name="T144">aliasing.</text:span></text:p>
      <text:p text:style-name="P115">8. Unbound Method.</text:p>
      <text:p text:style-name="P48"><text:span text:style-name="T152">9</text:span>. Quiz.</text:p>
      <text:p text:style-name="P34"/>
      <text:p text:style-name="P216">SECTION <text:span text:style-name="T91">34</text:span>: Monkey Patching: Classes III</text:p>
      <text:p text:style-name="P5">1. Introduction to monkey patching.</text:p>
      <text:p text:style-name="P5">2. Using Monkey patching</text:p>
      <text:p text:style-name="P5">3. Custom class with monkey patching.</text:p>
      <text:p text:style-name="P5">4. Using the instance_method, bind, and call methods.</text:p>
      <text:p text:style-name="P5">5. Other ways to create methods, and call methods.</text:p>
      <text:p text:style-name="P5">6. Using the send, and method keywords.</text:p>
      <text:p text:style-name="P131">7. instance_eval method.</text:p>
      <text:p text:style-name="P47"><text:span text:style-name="T193">8</text:span>. <text:span text:style-name="T231">Challenge: Defining prev and prev! methods on String class.</text:span></text:p>
      <text:p text:style-name="P5"/>
      <text:p text:style-name="P6"><text:span text:style-name="T129">SECTION </text:span><text:span text:style-name="T132">35</text:span><text:span text:style-name="T129">: Introduction to Error Handling</text:span><text:line-break/>1. Intro to the begin<text:span text:style-name="T249"> ... </text:span>rescue<text:span text:style-name="T249"> ... </text:span>else<text:span text:style-name="T249"> ... </text:span>ensure<text:span text:style-name="T249">, fail, raise, throw </text:span>keywords.</text:p>
      <text:p text:style-name="P6">2. <text:span text:style-name="T84">Intro to </text:span>BEGIN, END, exit, exit!, abort, at_exit.</text:p>
      <text:p text:style-name="P6">3. <text:span text:style-name="T84">Intro to the retry keyword.</text:span></text:p>
      <text:p text:style-name="P6"/>
      <text:p text:style-name="P217">SECTION 36: Introduction to Refinements</text:p>
      <text:p text:style-name="P7">1. Intro to the refine keyword.</text:p>
      <text:p text:style-name="P7">2. Intro to the using keyword with a refined class.</text:p>
      <text:p text:style-name="P7">3. <text:span text:style-name="T94">Refining Array, String and a class.</text:span></text:p>
      <text:p text:style-name="P4"/>
      <text:p text:style-name="P218">SECTION <text:span text:style-name="T91">37</text:span>: <text:span text:style-name="T87">Challenge: Enhancing our password generator.</text:span></text:p>
      <text:p text:style-name="P3"/>
      <text:p text:style-name="P219">SECTION <text:span text:style-name="T91">38</text:span>: Challenge: Anagrams <text:span text:style-name="T88">from a 100K words open dictionary file.</text:span></text:p>
      <text:p text:style-name="P220"/>
      <text:p text:style-name="P221">SECTION <text:span text:style-name="T91">39</text:span>: Reading and Writing Documentation</text:p>
      <text:p text:style-name="P2">1. Intro to class method documentation.</text:p>
      <text:p text:style-name="P2">2. Installation of rdoc.</text:p>
      <text:p text:style-name="P2">3. Us<text:span text:style-name="T138">ing</text:span> rdoc to generate own HTML documentation.</text:p>
      <text:p text:style-name="P221"/>
      <text:p text:style-name="P2"><text:span text:style-name="T129">SECTION </text:span><text:span text:style-name="T134">40</text:span><text:span text:style-name="T129">: Introduction to benchmarking</text:span><text:line-break/>1. Use the benchmark gem <text:span text:style-name="T139">from the standard library</text:span>.</text:p>
      <text:p text:style-name="P2"><text:soft-page-break/>2. Performance comparison between loops.</text:p>
      <text:p text:style-name="P2"><text:span text:style-name="T195">3</text:span>. <text:span text:style-name="T195">Performance comparison: String Concatenation: +=, concat, and &lt;&lt; methods</text:span>.</text:p>
      <text:p text:style-name="P136">4. Performance comparison: Array concatenation: +, concat, push, append, &lt;&lt;, unshift methods.</text:p>
      <text:p text:style-name="P136">5. Performance comparison: Array pop, delete_at, shift, <text:s/>methods.</text:p>
      <text:p text:style-name="P2"><text:span text:style-name="T195">6</text:span>. <text:span text:style-name="T195">Benchmarking 3 Array uniq sorts (no algorithm).</text:span></text:p>
      <text:p text:style-name="P136">7. Benchmarking bubblesort, mergesort, and ruby’s quicksort.</text:p>
      <text:p text:style-name="P136">8. Benchmarking method call, lambda call, proc call, stabby lambda call.</text:p>
      <text:p text:style-name="P46"><text:span text:style-name="T195">9</text:span>. <text:span text:style-name="T187">Intro to</text:span> ObjectSpace.</text:p>
      <text:p text:style-name="P46"/>
      <text:p text:style-name="P222">SECTION 4<text:span text:style-name="T101">1</text:span>. Introducing my ‘<text:span text:style-name="T159">patched-irb’ </text:span>for <text:span text:style-name="T159">Students’</text:span> <text:span text:style-name="T159">C</text:span>onvenience.</text:p>
      <text:p text:style-name="P222"/>
      <text:p text:style-name="P223">SECTION 4<text:span text:style-name="T105">2</text:span>: Executing Shell commands</text:p>
      <text:p text:style-name="P21">1. Using <text:span text:style-name="T106">back-ticks</text:span> <text:span text:style-name="T105">(``).</text:span></text:p>
      <text:p text:style-name="P22">2. Using %x() or %x{ } or %x[] syntax.</text:p>
      <text:p text:style-name="P22">3. <text:span text:style-name="T106">Calling the </text:span>system method.</text:p>
      <text:p text:style-name="P22">4. Using the open3 gem <text:span text:style-name="T149">from the standard library</text:span>.</text:p>
      <text:p text:style-name="P127">5. <text:span text:style-name="T151">Intro to the </text:span>shell <text:span text:style-name="T107">gem from the standard library.</text:span></text:p>
      <text:p text:style-name="P14"/>
      <text:p text:style-name="P224">SECTION 4<text:span text:style-name="T136">3</text:span>: <text:span text:style-name="T189">Standard Input, Standard Output, Standard Error and </text:span>ANSI Escape sequences</text:p>
      <text:p text:style-name="P21">1. <text:span text:style-name="T154">Colourize your strings!</text:span></text:p>
      <text:p text:style-name="P117">2. Gradient <text:span text:style-name="T178">RGB </text:span>colours <text:span text:style-name="T178">on strings</text:span>.</text:p>
      <text:p text:style-name="P14"><text:span text:style-name="T154">3.</text:span> <text:span text:style-name="T104">B</text:span>link<text:span text:style-name="T104">ing</text:span> / <text:span text:style-name="T104">underlining </text:span>text<text:span text:style-name="T104">s</text:span> and <text:span text:style-name="T104">many more</text:span>.</text:p>
      <text:p text:style-name="P21"><text:span text:style-name="T154">4</text:span>. Replicating the `clear` command with A<text:span text:style-name="T182">NS</text:span>I Escape Sequence!</text:p>
      <text:p text:style-name="P116"><text:span text:style-name="T154">5</text:span>. Looking at <text:span text:style-name="T157">STDIN, STDOUT, STDERR classes.</text:span></text:p>
      <text:p text:style-name="P116"><text:span text:style-name="T154">6</text:span>. Looking at <text:span text:style-name="T155">50 </text:span>ways to print “<text:span text:style-name="T155">Hello World” </text:span>to <text:span text:style-name="T156">the </text:span>standard output!</text:p>
      <text:p text:style-name="P134">7. Looking <text:span text:style-name="T157">at the Warning module.</text:span></text:p>
      <text:p text:style-name="P135">8. Kernel.warn() vs. Warning.warn().</text:p>
      <text:p text:style-name="P137">9. Looking at the SimpleDelegator class and patching $stdout object.</text:p>
      <text:p text:style-name="P118"><text:span text:style-name="T196">10</text:span>. Intro to ‘io/console’ gem from <text:span text:style-name="T183">the</text:span> standard library:</text:p>
      <text:p text:style-name="P118"><text:s/>- <text:span text:style-name="T158">Determining the terminal size.</text:span></text:p>
      <text:p text:style-name="P118"><text:s/>- <text:span text:style-name="T158">Getting single characters from the user with STDIN.getch</text:span></text:p>
      <text:p text:style-name="P119"><text:span text:style-name="T194">11</text:span>. Quiz: Creating a colourful output <text:span text:style-name="T180">on a user input </text:span>with gradient <text:span text:style-name="T179">RGB </text:span>colours.</text:p>
      <text:p text:style-name="P119"/>
      <text:p text:style-name="P225">SECTION 4<text:span text:style-name="T136">4</text:span>: <text:span text:style-name="T101">Introduction to 2D Game Development</text:span></text:p>
      <text:p text:style-name="P16">1. Intro to Ruby2D.</text:p>
      <text:p text:style-name="P23">2. Installation of Ruby2D – Not a Standard Library Gem.</text:p>
      <text:p text:style-name="P15"><text:span text:style-name="T108">3</text:span>. Intro to creating Square, Circle, Rectangle, Triangle, Line, Quads – <text:span text:style-name="T102">Using gradient RGB colours.</text:span></text:p>
      <text:p text:style-name="P17"><text:span text:style-name="T108">4</text:span>. Intro to Images <text:span text:style-name="T109">by </text:span>Using copyleft images.</text:p>
      <text:p text:style-name="P26">5. <text:span text:style-name="T123">Using loops to create </text:span>thousands of <text:span text:style-name="T120">Ruby2D </text:span>objects and animating them in <text:span text:style-name="T121">lesser than 15</text:span> <text:span text:style-name="T122">lines of code</text:span>.</text:p>
      <text:p text:style-name="P17"><text:span text:style-name="T119">6</text:span>. Intro to Fonts <text:span text:style-name="T110">(u</text:span>sing <text:s/><text:span text:style-name="T111">downloaded </text:span>open source fonts for our project <text:span text:style-name="T110">from the internet)</text:span></text:p>
      <text:p text:style-name="P17"><text:span text:style-name="T119">7</text:span>. Intro to Sound and Music <text:span text:style-name="T110">(u</text:span>sing copyleft music for our project <text:span text:style-name="T110">from the internet)</text:span></text:p>
      <text:p text:style-name="P18"><text:span text:style-name="T119">8</text:span>. Monkey Patching Ruby2D.</text:p>
      <text:p text:style-name="P17"/>
      <text:p text:style-name="P226"><text:span text:style-name="T103">SECTION 45:</text:span> <text:span text:style-name="T115">Bonus Challenge: Developing a Colour::Clock.</text:span></text:p>
      <text:p text:style-name="P18"/>
      <text:p text:style-name="P227">SECTION 4<text:span text:style-name="T136">6:</text:span> <text:span text:style-name="T116">Bonus Challenge: </text:span>Developing <text:span text:style-name="T117">a </text:span>Snake <text:span text:style-name="T181">G</text:span>ame <text:span text:style-name="T118">in Lesser than 150 LOC!</text:span></text:p>
      <text:p text:style-name="P18"/>
      <text:p text:style-name="P228"><text:soft-page-break/>SECTION 4<text:span text:style-name="T136">7</text:span>: <text:span text:style-name="T234">Magic Comments.</text:span></text:p>
      <text:p text:style-name="P18"/>
      <text:p text:style-name="P229">SECTION 48: A short intro to <text:span text:style-name="T191">Various </text:span>Ruby Interpreters <text:span text:style-name="T191">and Performance Comparison</text:span></text:p>
      <text:p text:style-name="P234">[Demonstration <text:span text:style-name="T143">Only</text:span>]</text:p>
      <text:p text:style-name="P29">1. A brief intro to RVM.</text:p>
      <text:p text:style-name="P29">2. Using multiple <text:span text:style-name="T126">Ruby Versions </text:span>with RVM <text:span text:style-name="T127">in short.</text:span></text:p>
      <text:p text:style-name="P29">3. Intro to <text:span text:style-name="T235">MRuby, R</text:span>ubinius and <text:span text:style-name="T125">Jr</text:span>uby <text:span text:style-name="T128">in short</text:span>.</text:p>
      <text:p text:style-name="P18"/>
      <text:p text:style-name="P230">SECTION 4<text:span text:style-name="T128">9</text:span>: Accessing the Course Resources from GitHub</text:p>
      <text:p text:style-name="P24">1. Intro to GitHub Web.</text:p>
      <text:p text:style-name="P24">2. Downloading all the resour<text:span text:style-name="T113">ces</text:span> as <text:span text:style-name="T168">a</text:span> <text:span text:style-name="T124">z</text:span>ip file.</text:p>
      <text:p text:style-name="P24">3. A sample Ruby code to download the <text:span text:style-name="T140">course </text:span>resources recursively <text:span text:style-name="T112">to your local storage.</text:span></text:p>
      <text:p text:style-name="P24"/>
      <text:p text:style-name="P236"><text:span text:style-name="T141">SECTION </text:span><text:span text:style-name="T142">50:</text:span><text:span text:style-name="T141"> Conclusion and Congratulatio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Nimbus Roman" svg:font-family="'Nimbus Roman'" style:font-family-generic="roman" style:font-pitch="variable"/>
    <style:font-face style:name="Alegreya Sans" svg:font-family="'Alegreya Sans'" style:font-family-generic="swiss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hatch draw:name="Blue_20_Triple_20_90_20_Degrees" draw:display-name="Blue Triple 90 Degrees" draw:style="triple" draw:color="#0000ff" draw:distance="0.102cm" draw:rotation="900"/>
    <draw:fill-image draw:name="_31_0_20_Percent" draw:display-name="10 Percent" xlink:href="Pictures/1000000000000008000000089681EFD5470BF2DC.png" xlink:type="simple" xlink:show="embed" xlink:actuate="onLoad"/>
    <draw:fill-image draw:name="Bathroom_20_Tiles" draw:display-name="Bathroom Tiles" xlink:href="Pictures/10000000000002000000020048BC02EDFE370521.jpg" xlink:type="simple" xlink:show="embed" xlink:actuate="onLoad"/>
    <draw:fill-image draw:name="Colorful_20_Pebbles" draw:display-name="Colorful Pebbles" xlink:href="Pictures/100000000000020000000200BC3FEFCD7FF3BCCA.jpg" xlink:type="simple" xlink:show="embed" xlink:actuate="onLoad"/>
    <draw:fill-image draw:name="Cross" xlink:href="Pictures/10000000000000080000000853F6C41F1673997D.png" xlink:type="simple" xlink:show="embed" xlink:actuate="onLoad"/>
    <draw:fill-image draw:name="Horizontal" xlink:href="Pictures/1000000000000008000000080B9E1E1F190D3C6F.png" xlink:type="simple" xlink:show="embed" xlink:actuate="onLoad"/>
    <draw:fill-image draw:name="Little_20_Clouds" draw:display-name="Little Clouds" xlink:href="Pictures/100000000000020100000201C2D3F2A5955EE191.jpg" xlink:type="simple" xlink:show="embed" xlink:actuate="onLoad"/>
    <draw:fill-image draw:name="Paper_20_Graph" draw:display-name="Paper Graph" xlink:href="Pictures/10000000000003E8000003E8E930F9E62CFEB3AD.jpg" xlink:type="simple" xlink:show="embed" xlink:actuate="onLoad"/>
    <draw:fill-image draw:name="Parchment_20_Paper" draw:display-name="Parchment Paper" xlink:href="Pictures/1000000000000200000002008D623C5F287E0076.jpg" xlink:type="simple" xlink:show="embed" xlink:actuate="onLoad"/>
    <draw:fill-image draw:name="Solid_20_Diamond" draw:display-name="Solid Diamond" xlink:href="Pictures/100000000000000800000008028815B648AB1B51.png" xlink:type="simple" xlink:show="embed" xlink:actuate="onLoad"/>
    <draw:fill-image draw:name="Wooden_20_Board" draw:display-name="Wooden Board" xlink:href="Pictures/100000000000005E0000005ED58631D063279CAC.jp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en" fo:country="GB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en" fo:country="GB" style:letter-kerning="true" style:font-name-asian="Nimbus Sans1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Nimbus Sans1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#ffffff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fffff" draw:fill-hatch-name="Blue_20_Triple_20_90_20_Degrees" draw:fill-hatch-solid="false" draw:fill-image-name="Cross" draw:opacity="100%" draw:fill-image-width="0cm" draw:fill-image-height="0cm" style:repeat="repeat" draw:fill-image-ref-point-x="0%" draw:fill-image-ref-point-y="0%" draw:fill-image-ref-point="center" draw:tile-repeat-offset="0% vertical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19:41:33.439572630</meta:creation-date>
    <dc:date>2019-07-11T13:00:09.081081024</dc:date>
    <meta:editing-duration>PT18H5M13S</meta:editing-duration>
    <meta:editing-cycles>810</meta:editing-cycles>
    <meta:generator>LibreOffice/6.2.5.2$Linux_X86_64 LibreOffice_project/20$Build-2</meta:generator>
    <meta:document-statistic meta:table-count="0" meta:image-count="0" meta:object-count="0" meta:page-count="11" meta:paragraph-count="422" meta:word-count="2677" meta:character-count="16047" meta:non-whitespace-character-count="13677"/>
  </office:meta>
</office:document-meta>
</file>